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5.313cm"/>
    </style:style>
    <style:style style:name="co3" style:family="table-column">
      <style:table-column-properties fo:break-before="auto" style:column-width="5.191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3.623cm"/>
    </style:style>
    <style:style style:name="co6" style:family="table-column">
      <style:table-column-properties fo:break-before="auto" style:column-width="3.0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6.419cm"/>
    </style:style>
    <style:style style:name="co10" style:family="table-column">
      <style:table-column-properties fo:break-before="auto" style:column-width="4.6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">
      <style:table-cell-properties style:rotation-align="none"/>
    </style:style>
    <style:style style:name="ce4" style:family="table-cell" style:parent-style-name="Default" style:data-style-name="N11"/>
  </office:automatic-styles>
  <office:body>
    <office:spreadsheet>
      <table:table table:name="CINT bati input modèl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BRANCHE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string" calcext:value-type="string">
            <text:p>CHARGE_INIT</text:p>
          </table:table-cell>
          <table:table-cell table:style-name="ce1" office:value-type="string" calcext:value-type="string">
            <text:p>COUT_MOY</text:p>
          </table:table-cell>
          <table:table-cell table:style-name="ce1" office:value-type="string" calcext:value-type="string">
            <text:p>GAIN_MOY</text:p>
          </table:table-cell>
          <table:table-cell table:style-name="ce1" office:value-type="string" calcext:value-type="string">
            <text:p>PART_MARCHE</text:p>
          </table:table-cell>
          <table:table-cell table:style-name="ce1" office:value-type="string" calcext:value-type="string">
            <text:p>DUREE_VI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14.869421579401" calcext:value-type="float">
            <text:p>114,8694215794</text:p>
          </table:table-cell>
          <table:table-cell table:style-name="ce1" office:value-type="float" office:value="0.522983745681959" calcext:value-type="float">
            <text:p>0,522983745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32.1992224529089" calcext:value-type="float">
            <text:p>32,1992224529</text:p>
          </table:table-cell>
          <table:table-cell table:style-name="ce1" office:value-type="float" office:value="0.290263253351329" calcext:value-type="float">
            <text:p>0,29026325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07.574081401367" calcext:value-type="float">
            <text:p>107,5740814014</text:p>
          </table:table-cell>
          <table:table-cell table:style-name="ce1" office:value-type="float" office:value="0.31138083403797" calcext:value-type="float">
            <text:p>0,3113808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8.3153594888889" calcext:value-type="float">
            <text:p>28,3153594889</text:p>
          </table:table-cell>
          <table:table-cell table:style-name="ce1" office:value-type="float" office:value="0.145544080821762" calcext:value-type="float">
            <text:p>0,145544080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69.8981154844909" calcext:value-type="float">
            <text:p>69,8981154845</text:p>
          </table:table-cell>
          <table:table-cell table:style-name="ce1" office:value-type="float" office:value="0.201913628233039" calcext:value-type="float">
            <text:p>0,2019136282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.6349206" calcext:value-type="float">
            <text:p>20,6349206</text:p>
          </table:table-cell>
          <table:table-cell table:style-name="ce1" office:value-type="float" office:value="0.0982312563323364" calcext:value-type="float">
            <text:p>0,0982312563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60.049661720125" calcext:value-type="float">
            <text:p>160,0496617201</text:p>
          </table:table-cell>
          <table:table-cell table:style-name="ce1" office:value-type="float" office:value="0.451788412509471" calcext:value-type="float">
            <text:p>0,451788412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56.880905852482" calcext:value-type="float">
            <text:p>156,8809058525</text:p>
          </table:table-cell>
          <table:table-cell table:style-name="ce1" office:value-type="float" office:value="0.202865909366623" calcext:value-type="float">
            <text:p>0,202865909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2.887996509621" calcext:value-type="float">
            <text:p>142,8879965096</text:p>
          </table:table-cell>
          <table:table-cell table:style-name="ce1" office:value-type="float" office:value="0.165435488543353" calcext:value-type="float">
            <text:p>0,165435488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0.788190620694" calcext:value-type="float">
            <text:p>140,7881906207</text:p>
          </table:table-cell>
          <table:table-cell table:style-name="ce1" office:value-type="float" office:value="0.0747149097288851" calcext:value-type="float">
            <text:p>0,074714909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20.295749564747" calcext:value-type="float">
            <text:p>120,2957495647</text:p>
          </table:table-cell>
          <table:table-cell table:style-name="ce1" office:value-type="float" office:value="0.100115405968915" calcext:value-type="float">
            <text:p>0,10011540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0.273223733277" calcext:value-type="float">
            <text:p>140,2732237333</text:p>
          </table:table-cell>
          <table:table-cell table:style-name="ce1" office:value-type="float" office:value="0.0455325582625778" calcext:value-type="float">
            <text:p>0,0455325583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35.808683446994" calcext:value-type="float">
            <text:p>135,808683447</text:p>
          </table:table-cell>
          <table:table-cell table:style-name="ce1" office:value-type="float" office:value="0.49002261240159" calcext:value-type="float">
            <text:p>0,490022612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66.406328714076" calcext:value-type="float">
            <text:p>166,4063287141</text:p>
          </table:table-cell>
          <table:table-cell table:style-name="ce1" office:value-type="float" office:value="0.43396867183121" calcext:value-type="float">
            <text:p>0,433968671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94.3904665137947" calcext:value-type="float">
            <text:p>94,3904665138</text:p>
          </table:table-cell>
          <table:table-cell table:style-name="ce1" office:value-type="float" office:value="0.116931181345012" calcext:value-type="float">
            <text:p>0,116931181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5.124022551054" calcext:value-type="float">
            <text:p>115,1240225511</text:p>
          </table:table-cell>
          <table:table-cell table:style-name="ce1" office:value-type="float" office:value="0.108492167957803" calcext:value-type="float">
            <text:p>0,10849216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84.2415060957616" calcext:value-type="float">
            <text:p>84,2415060958</text:p>
          </table:table-cell>
          <table:table-cell table:style-name="ce1" office:value-type="float" office:value="0.0561269670456057" calcext:value-type="float">
            <text:p>0,05612696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2.277170334195" calcext:value-type="float">
            <text:p>112,2771703342</text:p>
          </table:table-cell>
          <table:table-cell table:style-name="ce1" office:value-type="float" office:value="0.0520762406197453" calcext:value-type="float">
            <text:p>0,052076240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1.688144324582" calcext:value-type="float">
            <text:p>101,6881443246</text:p>
          </table:table-cell>
          <table:table-cell table:style-name="ce1" office:value-type="float" office:value="0.564157556497719" calcext:value-type="float">
            <text:p>0,5641575565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32.478959851017" calcext:value-type="float">
            <text:p>132,478959851</text:p>
          </table:table-cell>
          <table:table-cell table:style-name="ce1" office:value-type="float" office:value="0.57822140606167" calcext:value-type="float">
            <text:p>0,578221406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64.1641599163555" calcext:value-type="float">
            <text:p>64,1641599164</text:p>
          </table:table-cell>
          <table:table-cell table:style-name="ce1" office:value-type="float" office:value="0.125138710799376" calcext:value-type="float">
            <text:p>0,125138710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8.303256292933" calcext:value-type="float">
            <text:p>108,3032562929</text:p>
          </table:table-cell>
          <table:table-cell table:style-name="ce1" office:value-type="float" office:value="0.135882030424493" calcext:value-type="float">
            <text:p>0,135882030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41.6755270209084" calcext:value-type="float">
            <text:p>41,6755270209</text:p>
          </table:table-cell>
          <table:table-cell table:style-name="ce1" office:value-type="float" office:value="0.0893847934281293" calcext:value-type="float">
            <text:p>0,089384793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75.8977015037595" calcext:value-type="float">
            <text:p>75,8977015038</text:p>
          </table:table-cell>
          <table:table-cell table:style-name="ce1" office:value-type="float" office:value="0.0970585931603519" calcext:value-type="float">
            <text:p>0,097058593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66.4126950120063" calcext:value-type="float">
            <text:p>66,412695012</text:p>
          </table:table-cell>
          <table:table-cell table:style-name="ce1" office:value-type="float" office:value="0.46441727167436" calcext:value-type="float">
            <text:p>0,4644172717</text:p>
          </table:table-cell>
          <table:table-cell table:style-name="ce1" office:value-type="float" office:value="0.0001156114699263" calcext:value-type="float">
            <text:p>0,000115611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30.120506423237" calcext:value-type="float">
            <text:p>30,1205064232</text:p>
          </table:table-cell>
          <table:table-cell table:style-name="ce1" office:value-type="float" office:value="0.183742675392382" calcext:value-type="float">
            <text:p>0,183742675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59.4306501733776" calcext:value-type="float">
            <text:p>59,4306501734</text:p>
          </table:table-cell>
          <table:table-cell table:style-name="ce1" office:value-type="float" office:value="0.158425607428734" calcext:value-type="float">
            <text:p>0,158425607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7.8672437458228" calcext:value-type="float">
            <text:p>27,8672437458</text:p>
          </table:table-cell>
          <table:table-cell table:style-name="ce1" office:value-type="float" office:value="0.0643735247736637" calcext:value-type="float">
            <text:p>0,064373524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41.9081046334559" calcext:value-type="float">
            <text:p>41,9081046335</text:p>
          </table:table-cell>
          <table:table-cell table:style-name="ce1" office:value-type="float" office:value="0.0976472781910894" calcext:value-type="float">
            <text:p>0,0976472782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17.9007653316456" calcext:value-type="float">
            <text:p>17,9007653316</text:p>
          </table:table-cell>
          <table:table-cell table:style-name="ce1" office:value-type="float" office:value="0.04016197104304" calcext:value-type="float">
            <text:p>0,04016197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2.8418575394556" calcext:value-type="float">
            <text:p>42,8418575395</text:p>
          </table:table-cell>
          <table:table-cell table:style-name="ce1" office:value-type="float" office:value="0.497794787885515" calcext:value-type="float">
            <text:p>0,497794787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63.9622820488254" calcext:value-type="float">
            <text:p>63,9622820488</text:p>
          </table:table-cell>
          <table:table-cell table:style-name="ce1" office:value-type="float" office:value="0.437623334757833" calcext:value-type="float">
            <text:p>0,437623334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33.8730721621266" calcext:value-type="float">
            <text:p>33,8730721621</text:p>
          </table:table-cell>
          <table:table-cell table:style-name="ce1" office:value-type="float" office:value="0.215480733351105" calcext:value-type="float">
            <text:p>0,21548073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55.1417976994545" calcext:value-type="float">
            <text:p>55,1417976995</text:p>
          </table:table-cell>
          <table:table-cell table:style-name="ce1" office:value-type="float" office:value="0.178904646628914" calcext:value-type="float">
            <text:p>0,178904646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3.1759486943758" calcext:value-type="float">
            <text:p>23,1759486944</text:p>
          </table:table-cell>
          <table:table-cell table:style-name="ce1" office:value-type="float" office:value="0.134970333737963" calcext:value-type="float">
            <text:p>0,1349703337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0.5510644827272" calcext:value-type="float">
            <text:p>40,5510644827</text:p>
          </table:table-cell>
          <table:table-cell table:style-name="ce1" office:value-type="float" office:value="0.109061144283523" calcext:value-type="float">
            <text:p>0,109061144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116.64280338275" calcext:value-type="float">
            <text:p>116,6428033828</text:p>
          </table:table-cell>
          <table:table-cell table:style-name="ce1" office:value-type="float" office:value="0.511741684355641" calcext:value-type="float">
            <text:p>0,511741684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93.7767601177775" calcext:value-type="float">
            <text:p>93,7767601178</text:p>
          </table:table-cell>
          <table:table-cell table:style-name="ce1" office:value-type="float" office:value="0.371909777935018" calcext:value-type="float">
            <text:p>0,371909777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83.4617138486913" calcext:value-type="float">
            <text:p>83,4617138487</text:p>
          </table:table-cell>
          <table:table-cell table:style-name="ce1" office:value-type="float" office:value="0.121360223775524" calcext:value-type="float">
            <text:p>0,121360223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71.2885786406269" calcext:value-type="float">
            <text:p>71,2885786406</text:p>
          </table:table-cell>
          <table:table-cell table:style-name="ce1" office:value-type="float" office:value="0.0915658849544633" calcext:value-type="float">
            <text:p>0,091565885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6.6981480304124" calcext:value-type="float">
            <text:p>36,6981480304</text:p>
          </table:table-cell>
          <table:table-cell table:style-name="ce1" office:value-type="float" office:value="0.065515658599338" calcext:value-type="float">
            <text:p>0,065515658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5.139628030528" calcext:value-type="float">
            <text:p>35,1396280305</text:p>
          </table:table-cell>
          <table:table-cell table:style-name="ce1" office:value-type="float" office:value="0.0506143688632011" calcext:value-type="float">
            <text:p>0,050614368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116.64280338275" calcext:value-type="float">
            <text:p>116,6428033828</text:p>
          </table:table-cell>
          <table:table-cell table:style-name="ce1" office:value-type="float" office:value="0.511741684355641" calcext:value-type="float">
            <text:p>0,511741684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93.7767601177775" calcext:value-type="float">
            <text:p>93,7767601178</text:p>
          </table:table-cell>
          <table:table-cell table:style-name="ce1" office:value-type="float" office:value="0.371909777935018" calcext:value-type="float">
            <text:p>0,371909777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83.4617138486913" calcext:value-type="float">
            <text:p>83,4617138487</text:p>
          </table:table-cell>
          <table:table-cell table:style-name="ce1" office:value-type="float" office:value="0.121360223775524" calcext:value-type="float">
            <text:p>0,121360223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71.2885786406269" calcext:value-type="float">
            <text:p>71,2885786406</text:p>
          </table:table-cell>
          <table:table-cell table:style-name="ce1" office:value-type="float" office:value="0.0915658849544633" calcext:value-type="float">
            <text:p>0,09156588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36.6981480304124" calcext:value-type="float">
            <text:p>36,6981480304</text:p>
          </table:table-cell>
          <table:table-cell table:style-name="ce1" office:value-type="float" office:value="0.065515658599338" calcext:value-type="float">
            <text:p>0,0655156586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35.139628030528" calcext:value-type="float">
            <text:p>35,1396280305</text:p>
          </table:table-cell>
          <table:table-cell table:style-name="ce1" office:value-type="float" office:value="0.0506143688632011" calcext:value-type="float">
            <text:p>0,0506143689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99" calcext:value-type="float">
            <text:p>0,44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449" calcext:value-type="float">
            <text:p>0,94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9884388530074" calcext:value-type="float">
            <text:p>0,199884388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99" calcext:value-type="float">
            <text:p>0,29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 CINT bati" table:style-name="ta1">
        <office:forms form:automatic-focus="false" form:apply-design-mode="false"/>
        <table:table-column table:style-name="co2" table:default-cell-style-name="ce2"/>
        <table:table-column table:style-name="co1" table:number-columns-repeated="1023" table:default-cell-style-name="ce2"/>
        <table:table-row table:style-name="ro1">
          <table:table-cell table:style-name="ce1" office:value-type="string" calcext:value-type="string">
            <text:p>BRANCHE</text:p>
          </table:table-cell>
          <table:table-cell table:style-name="ce1" office:value-type="string" calcext:value-type="string">
            <text:p>GESTE</text:p>
          </table:table-cell>
          <table:table-cell table:style-name="ce1" office:value-type="string" calcext:value-type="string">
            <text:p>CHARGE_INIT</text:p>
          </table:table-cell>
          <table:table-cell table:style-name="ce1" office:value-type="string" calcext:value-type="string">
            <text:p>COUT_MOY</text:p>
          </table:table-cell>
          <table:table-cell table:style-name="ce1" office:value-type="string" calcext:value-type="string">
            <text:p>GAIN_MOY</text:p>
          </table:table-cell>
          <table:table-cell table:style-name="ce1" office:value-type="string" calcext:value-type="string">
            <text:p>PART_MARCHE</text:p>
          </table:table-cell>
          <table:table-cell table:style-name="ce1" office:value-type="string" calcext:value-type="string">
            <text:p>DUREE_VIE</text:p>
          </table:table-cell>
          <table:table-cell office:value-type="string" calcext:value-type="string">
            <text:p>CG ref </text:p>
          </table:table-cell>
          <table:table-cell office:value-type="string" calcext:value-type="string">
            <text:p>PM ref </text:p>
          </table:table-cell>
          <table:table-cell office:value-type="string" calcext:value-type="string">
            <text:p>CA </text:p>
          </table:table-cell>
          <table:table-cell office:value-type="string" calcext:value-type="string">
            <text:p>CINV/CA</text:p>
          </table:table-cell>
          <table:table-cell office:value-type="string" calcext:value-type="string">
            <text:p>COUT VARIABLE</text:p>
          </table:table-cell>
          <table:table-cell office:value-type="string" calcext:value-type="string">
            <text:p>CINT</text:p>
          </table:table-cell>
          <table:table-cell table:style-name="Default" office:value-type="string" calcext:value-type="string">
            <text:p>CG</text:p>
          </table:table-cell>
          <table:table-cell office:value-type="string" calcext:value-type="string">
            <text:p>CINT/CG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14.869421579401" calcext:value-type="float">
            <text:p>114,8694215794</text:p>
          </table:table-cell>
          <table:table-cell table:style-name="ce1" office:value-type="float" office:value="0.522983745681959" calcext:value-type="float">
            <text:p>0,5229837457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];[$Feuille3.$A$2:.$H$10];8;0)" office:value-type="float" office:value="27.9649741621422" calcext:value-type="float">
            <text:p>27,9649741621</text:p>
          </table:table-cell>
          <table:table-cell table:formula="of:=VLOOKUP([.A2];[$Feuille3.$A$2:.$H$10];6;0)" office:value-type="float" office:value="0.28" calcext:value-type="float">
            <text:p>0,28</text:p>
          </table:table-cell>
          <table:table-cell table:formula="of:=(1/(1+[$Feuille3.$B$13]))*((1-(1/(1+[$Feuille3.$B$13]))^[.G2])/(1-(1/(1+[$Feuille3.$B$13]))))" office:value-type="float" office:value="13.800746294034" calcext:value-type="float">
            <text:p>13,800746294</text:p>
          </table:table-cell>
          <table:table-cell table:formula="of:=[.D2]/[.J2]" office:value-type="float" office:value="8.32342100434516" calcext:value-type="float">
            <text:p>8,3234210043</text:p>
          </table:table-cell>
          <table:table-cell table:formula="of:=[.K2]+[.C2]*(1-[.E2])" office:value-type="float" office:value="25.4792982656722" calcext:value-type="float">
            <text:p>25,4792982657</text:p>
          </table:table-cell>
          <table:table-cell table:formula="of:=([.F2]/[.I2])^(-1/[$Feuille3.$B$14])*[.H2]-[.K2]-[.C2]*(1-[.E2])" office:value-type="float" office:value="13.4145062324474" calcext:value-type="float">
            <text:p>13,4145062324</text:p>
          </table:table-cell>
          <table:table-cell table:formula="of:=[.L2]+[.M2]" office:value-type="float" office:value="38.8938044981196" calcext:value-type="float">
            <text:p>38,8938044981</text:p>
          </table:table-cell>
          <table:table-cell table:style-name="ce3" table:formula="of:=[.M2]/[.N2]" office:value-type="percentage" office:value="0.344900850033737" calcext:value-type="percentage">
            <text:p>34,4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32.1992224529089" calcext:value-type="float">
            <text:p>32,1992224529</text:p>
          </table:table-cell>
          <table:table-cell table:style-name="ce1" office:value-type="float" office:value="0.290263253351329" calcext:value-type="float">
            <text:p>0,29026325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];[$Feuille3.$A$2:.$H$10];8;0)" office:value-type="float" office:value="27.9649741621422" calcext:value-type="float">
            <text:p>27,9649741621</text:p>
          </table:table-cell>
          <table:table-cell table:formula="of:=VLOOKUP([.A3];[$Feuille3.$A$2:.$H$10];6;0)" office:value-type="float" office:value="0.28" calcext:value-type="float">
            <text:p>0,28</text:p>
          </table:table-cell>
          <table:table-cell table:formula="of:=(1/(1+[$Feuille3.$B$13]))*((1-(1/(1+[$Feuille3.$B$13]))^[.G3])/(1-(1/(1+[$Feuille3.$B$13]))))" office:value-type="float" office:value="13.800746294034" calcext:value-type="float">
            <text:p>13,800746294</text:p>
          </table:table-cell>
          <table:table-cell table:formula="of:=[.D3]/[.J3]" office:value-type="float" office:value="2.33315081423014" calcext:value-type="float">
            <text:p>2,3331508142</text:p>
          </table:table-cell>
          <table:table-cell table:formula="of:=[.K3]+[.C3]*(1-[.E3])" office:value-type="float" office:value="27.8588145691595" calcext:value-type="float">
            <text:p>27,8588145692</text:p>
          </table:table-cell>
          <table:table-cell table:formula="of:=([.F3]/[.I3])^(-1/[$Feuille3.$B$14])*[.H3]-[.K3]-[.C3]*(1-[.E3])" office:value-type="float" office:value="3.94719434452072" calcext:value-type="float">
            <text:p>3,9471943445</text:p>
          </table:table-cell>
          <table:table-cell table:formula="of:=[.L3]+[.M3]" office:value-type="float" office:value="31.8060089136802" calcext:value-type="float">
            <text:p>31,8060089137</text:p>
          </table:table-cell>
          <table:table-cell table:style-name="ce3" table:formula="of:=[.M3]/[.N3]" office:value-type="percentage" office:value="0.124102158030365" calcext:value-type="percentage">
            <text:p>12,4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107.574081401367" calcext:value-type="float">
            <text:p>107,5740814014</text:p>
          </table:table-cell>
          <table:table-cell table:style-name="ce1" office:value-type="float" office:value="0.31138083403797" calcext:value-type="float">
            <text:p>0,3113808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];[$Feuille3.$A$2:.$H$10];8;0)" office:value-type="float" office:value="27.9649741621422" calcext:value-type="float">
            <text:p>27,9649741621</text:p>
          </table:table-cell>
          <table:table-cell table:formula="of:=VLOOKUP([.A4];[$Feuille3.$A$2:.$H$10];6;0)" office:value-type="float" office:value="0.28" calcext:value-type="float">
            <text:p>0,28</text:p>
          </table:table-cell>
          <table:table-cell table:formula="of:=(1/(1+[$Feuille3.$B$13]))*((1-(1/(1+[$Feuille3.$B$13]))^[.G4])/(1-(1/(1+[$Feuille3.$B$13]))))" office:value-type="float" office:value="10.5940142455162" calcext:value-type="float">
            <text:p>10,5940142455</text:p>
          </table:table-cell>
          <table:table-cell table:formula="of:=[.D4]/[.J4]" office:value-type="float" office:value="10.1542322776182" calcext:value-type="float">
            <text:p>10,1542322776</text:p>
          </table:table-cell>
          <table:table-cell table:formula="of:=[.K4]+[.C4]*(1-[.E4])" office:value-type="float" office:value="34.9204027887918" calcext:value-type="float">
            <text:p>34,9204027888</text:p>
          </table:table-cell>
          <table:table-cell table:formula="of:=([.F4]/[.I4])^(-1/[$Feuille3.$B$14])*[.H4]-[.K4]-[.C4]*(1-[.E4])" office:value-type="float" office:value="-3.11439387511166" calcext:value-type="float">
            <text:p>-3,1143938751</text:p>
          </table:table-cell>
          <table:table-cell table:formula="of:=[.L4]+[.M4]" office:value-type="float" office:value="31.8060089136802" calcext:value-type="float">
            <text:p>31,8060089137</text:p>
          </table:table-cell>
          <table:table-cell table:style-name="ce3" table:formula="of:=[.M4]/[.N4]" office:value-type="percentage" office:value="-0.0979184116927076" calcext:value-type="percentage">
            <text:p>-9,7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8.3153594888889" calcext:value-type="float">
            <text:p>28,3153594889</text:p>
          </table:table-cell>
          <table:table-cell table:style-name="ce1" office:value-type="float" office:value="0.145544080821762" calcext:value-type="float">
            <text:p>0,145544080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5];[$Feuille3.$A$2:.$H$10];8;0)" office:value-type="float" office:value="27.9649741621422" calcext:value-type="float">
            <text:p>27,9649741621</text:p>
          </table:table-cell>
          <table:table-cell table:formula="of:=VLOOKUP([.A5];[$Feuille3.$A$2:.$H$10];6;0)" office:value-type="float" office:value="0.28" calcext:value-type="float">
            <text:p>0,28</text:p>
          </table:table-cell>
          <table:table-cell table:formula="of:=(1/(1+[$Feuille3.$B$13]))*((1-(1/(1+[$Feuille3.$B$13]))^[.G5])/(1-(1/(1+[$Feuille3.$B$13]))))" office:value-type="float" office:value="10.5940142455162" calcext:value-type="float">
            <text:p>10,5940142455</text:p>
          </table:table-cell>
          <table:table-cell table:formula="of:=[.D5]/[.J5]" office:value-type="float" office:value="2.67276962562828" calcext:value-type="float">
            <text:p>2,6727696256</text:p>
          </table:table-cell>
          <table:table-cell table:formula="of:=[.K5]+[.C5]*(1-[.E5])" office:value-type="float" office:value="33.4032546813066" calcext:value-type="float">
            <text:p>33,4032546813</text:p>
          </table:table-cell>
          <table:table-cell table:formula="of:=([.F5]/[.I5])^(-1/[$Feuille3.$B$14])*[.H5]-[.K5]-[.C5]*(1-[.E5])" office:value-type="float" office:value="-1.59724576762646" calcext:value-type="float">
            <text:p>-1,5972457676</text:p>
          </table:table-cell>
          <table:table-cell table:formula="of:=[.L5]+[.M5]" office:value-type="float" office:value="31.8060089136802" calcext:value-type="float">
            <text:p>31,8060089137</text:p>
          </table:table-cell>
          <table:table-cell table:style-name="ce3" table:formula="of:=[.M5]/[.N5]" office:value-type="percentage" office:value="-0.0502183650882229" calcext:value-type="percentage">
            <text:p>-5,0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69.8981154844909" calcext:value-type="float">
            <text:p>69,8981154845</text:p>
          </table:table-cell>
          <table:table-cell table:style-name="ce1" office:value-type="float" office:value="0.201913628233039" calcext:value-type="float">
            <text:p>0,2019136282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6];[$Feuille3.$A$2:.$H$10];8;0)" office:value-type="float" office:value="27.9649741621422" calcext:value-type="float">
            <text:p>27,9649741621</text:p>
          </table:table-cell>
          <table:table-cell table:formula="of:=VLOOKUP([.A6];[$Feuille3.$A$2:.$H$10];6;0)" office:value-type="float" office:value="0.28" calcext:value-type="float">
            <text:p>0,28</text:p>
          </table:table-cell>
          <table:table-cell table:formula="of:=(1/(1+[$Feuille3.$B$13]))*((1-(1/(1+[$Feuille3.$B$13]))^[.G6])/(1-(1/(1+[$Feuille3.$B$13]))))" office:value-type="float" office:value="10.5940142455162" calcext:value-type="float">
            <text:p>10,5940142455</text:p>
          </table:table-cell>
          <table:table-cell table:formula="of:=[.D6]/[.J6]" office:value-type="float" office:value="6.59788762452106" calcext:value-type="float">
            <text:p>6,5978876245</text:p>
          </table:table-cell>
          <table:table-cell table:formula="of:=[.K6]+[.C6]*(1-[.E6])" office:value-type="float" office:value="35.3010433640381" calcext:value-type="float">
            <text:p>35,301043364</text:p>
          </table:table-cell>
          <table:table-cell table:formula="of:=([.F6]/[.I6])^(-1/[$Feuille3.$B$14])*[.H6]-[.K6]-[.C6]*(1-[.E6])" office:value-type="float" office:value="-5.06689297838217" calcext:value-type="float">
            <text:p>-5,0668929784</text:p>
          </table:table-cell>
          <table:table-cell table:formula="of:=[.L6]+[.M6]" office:value-type="float" office:value="30.234150385656" calcext:value-type="float">
            <text:p>30,2341503857</text:p>
          </table:table-cell>
          <table:table-cell table:style-name="ce3" table:formula="of:=[.M6]/[.N6]" office:value-type="percentage" office:value="-0.167588402973151" calcext:value-type="percentage">
            <text:p>-16,7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.6349206" calcext:value-type="float">
            <text:p>20,6349206</text:p>
          </table:table-cell>
          <table:table-cell table:style-name="ce1" office:value-type="float" office:value="0.0982312563323364" calcext:value-type="float">
            <text:p>0,0982312563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7];[$Feuille3.$A$2:.$H$10];8;0)" office:value-type="float" office:value="27.9649741621422" calcext:value-type="float">
            <text:p>27,9649741621</text:p>
          </table:table-cell>
          <table:table-cell table:formula="of:=VLOOKUP([.A7];[$Feuille3.$A$2:.$H$10];6;0)" office:value-type="float" office:value="0.28" calcext:value-type="float">
            <text:p>0,28</text:p>
          </table:table-cell>
          <table:table-cell table:formula="of:=(1/(1+[$Feuille3.$B$13]))*((1-(1/(1+[$Feuille3.$B$13]))^[.G7])/(1-(1/(1+[$Feuille3.$B$13]))))" office:value-type="float" office:value="10.5940142455162" calcext:value-type="float">
            <text:p>10,5940142455</text:p>
          </table:table-cell>
          <table:table-cell table:formula="of:=[.D7]/[.J7]" office:value-type="float" office:value="1.94779052791378" calcext:value-type="float">
            <text:p>1,9477905279</text:p>
          </table:table-cell>
          <table:table-cell table:formula="of:=[.K7]+[.C7]*(1-[.E7])" office:value-type="float" office:value="34.3798800938781" calcext:value-type="float">
            <text:p>34,3798800939</text:p>
          </table:table-cell>
          <table:table-cell table:formula="of:=([.F7]/[.I7])^(-1/[$Feuille3.$B$14])*[.H7]-[.K7]-[.C7]*(1-[.E7])" office:value-type="float" office:value="-4.14572970822216" calcext:value-type="float">
            <text:p>-4,1457297082</text:p>
          </table:table-cell>
          <table:table-cell table:formula="of:=[.L7]+[.M7]" office:value-type="float" office:value="30.2341503856559" calcext:value-type="float">
            <text:p>30,2341503857</text:p>
          </table:table-cell>
          <table:table-cell table:style-name="ce3" table:formula="of:=[.M7]/[.N7]" office:value-type="percentage" office:value="-0.137120760971971" calcext:value-type="percentage">
            <text:p>-13,7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60.049661720125" calcext:value-type="float">
            <text:p>160,0496617201</text:p>
          </table:table-cell>
          <table:table-cell table:style-name="ce1" office:value-type="float" office:value="0.451788412509471" calcext:value-type="float">
            <text:p>0,451788412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8];[$Feuille3.$A$2:.$H$10];8;0)" office:value-type="float" office:value="87.4300893354939" calcext:value-type="float">
            <text:p>87,4300893355</text:p>
          </table:table-cell>
          <table:table-cell table:formula="of:=VLOOKUP([.A8];[$Feuille3.$A$2:.$H$10];6;0)" office:value-type="float" office:value="0.28" calcext:value-type="float">
            <text:p>0,28</text:p>
          </table:table-cell>
          <table:table-cell table:formula="of:=(1/(1+[$Feuille3.$B$13]))*((1-(1/(1+[$Feuille3.$B$13]))^[.G8])/(1-(1/(1+[$Feuille3.$B$13]))))" office:value-type="float" office:value="13.800746294034" calcext:value-type="float">
            <text:p>13,800746294</text:p>
          </table:table-cell>
          <table:table-cell table:formula="of:=[.D8]/[.J8]" office:value-type="float" office:value="11.5971744071054" calcext:value-type="float">
            <text:p>11,5971744071</text:p>
          </table:table-cell>
          <table:table-cell table:formula="of:=[.K8]+[.C8]*(1-[.E8])" office:value-type="float" office:value="63.913055175915" calcext:value-type="float">
            <text:p>63,9130551759</text:p>
          </table:table-cell>
          <table:table-cell table:formula="of:=([.F8]/[.I8])^(-1/[$Feuille3.$B$14])*[.H8]-[.K8]-[.C8]*(1-[.E8])" office:value-type="float" office:value="68.6906551575125" calcext:value-type="float">
            <text:p>68,6906551575</text:p>
          </table:table-cell>
          <table:table-cell table:formula="of:=[.L8]+[.M8]" office:value-type="float" office:value="132.603710333427" calcext:value-type="float">
            <text:p>132,6037103334</text:p>
          </table:table-cell>
          <table:table-cell table:style-name="ce3" table:formula="of:=[.M8]/[.N8]" office:value-type="percentage" office:value="0.518014578813762" calcext:value-type="percentage">
            <text:p>51,8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56.880905852482" calcext:value-type="float">
            <text:p>156,8809058525</text:p>
          </table:table-cell>
          <table:table-cell table:style-name="ce1" office:value-type="float" office:value="0.202865909366623" calcext:value-type="float">
            <text:p>0,202865909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9];[$Feuille3.$A$2:.$H$10];8;0)" office:value-type="float" office:value="87.4300893354939" calcext:value-type="float">
            <text:p>87,4300893355</text:p>
          </table:table-cell>
          <table:table-cell table:formula="of:=VLOOKUP([.A9];[$Feuille3.$A$2:.$H$10];6;0)" office:value-type="float" office:value="0.28" calcext:value-type="float">
            <text:p>0,28</text:p>
          </table:table-cell>
          <table:table-cell table:formula="of:=(1/(1+[$Feuille3.$B$13]))*((1-(1/(1+[$Feuille3.$B$13]))^[.G9])/(1-(1/(1+[$Feuille3.$B$13]))))" office:value-type="float" office:value="13.800746294034" calcext:value-type="float">
            <text:p>13,800746294</text:p>
          </table:table-cell>
          <table:table-cell table:formula="of:=[.D9]/[.J9]" office:value-type="float" office:value="11.3675668337082" calcext:value-type="float">
            <text:p>11,3675668337</text:p>
          </table:table-cell>
          <table:table-cell table:formula="of:=[.K9]+[.C9]*(1-[.E9])" office:value-type="float" office:value="87.4381443149798" calcext:value-type="float">
            <text:p>87,438144315</text:p>
          </table:table-cell>
          <table:table-cell table:formula="of:=([.F9]/[.I9])^(-1/[$Feuille3.$B$14])*[.H9]-[.K9]-[.C9]*(1-[.E9])" office:value-type="float" office:value="45.1655660184476" calcext:value-type="float">
            <text:p>45,1655660184</text:p>
          </table:table-cell>
          <table:table-cell table:formula="of:=[.L9]+[.M9]" office:value-type="float" office:value="132.603710333427" calcext:value-type="float">
            <text:p>132,6037103334</text:p>
          </table:table-cell>
          <table:table-cell table:style-name="ce3" table:formula="of:=[.M9]/[.N9]" office:value-type="percentage" office:value="0.340605597723324" calcext:value-type="percentage">
            <text:p>34,0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2.887996509621" calcext:value-type="float">
            <text:p>142,8879965096</text:p>
          </table:table-cell>
          <table:table-cell table:style-name="ce1" office:value-type="float" office:value="0.165435488543353" calcext:value-type="float">
            <text:p>0,165435488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0];[$Feuille3.$A$2:.$H$10];8;0)" office:value-type="float" office:value="87.4300893354939" calcext:value-type="float">
            <text:p>87,4300893355</text:p>
          </table:table-cell>
          <table:table-cell table:formula="of:=VLOOKUP([.A10];[$Feuille3.$A$2:.$H$10];6;0)" office:value-type="float" office:value="0.28" calcext:value-type="float">
            <text:p>0,28</text:p>
          </table:table-cell>
          <table:table-cell table:formula="of:=(1/(1+[$Feuille3.$B$13]))*((1-(1/(1+[$Feuille3.$B$13]))^[.G10])/(1-(1/(1+[$Feuille3.$B$13]))))" office:value-type="float" office:value="10.5940142455162" calcext:value-type="float">
            <text:p>10,5940142455</text:p>
          </table:table-cell>
          <table:table-cell table:formula="of:=[.D10]/[.J10]" office:value-type="float" office:value="13.4876160441352" calcext:value-type="float">
            <text:p>13,4876160441</text:p>
          </table:table-cell>
          <table:table-cell table:formula="of:=[.K10]+[.C10]*(1-[.E10])" office:value-type="float" office:value="93.1301819284254" calcext:value-type="float">
            <text:p>93,1301819284</text:p>
          </table:table-cell>
          <table:table-cell table:formula="of:=([.F10]/[.I10])^(-1/[$Feuille3.$B$14])*[.H10]-[.K10]-[.C10]*(1-[.E10])" office:value-type="float" office:value="15.3085487968232" calcext:value-type="float">
            <text:p>15,3085487968</text:p>
          </table:table-cell>
          <table:table-cell table:formula="of:=[.L10]+[.M10]" office:value-type="float" office:value="108.438730725249" calcext:value-type="float">
            <text:p>108,4387307252</text:p>
          </table:table-cell>
          <table:table-cell table:style-name="ce3" table:formula="of:=[.M10]/[.N10]" office:value-type="percentage" office:value="0.141172334777788" calcext:value-type="percentage">
            <text:p>14,1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0.788190620694" calcext:value-type="float">
            <text:p>140,7881906207</text:p>
          </table:table-cell>
          <table:table-cell table:style-name="ce1" office:value-type="float" office:value="0.0747149097288851" calcext:value-type="float">
            <text:p>0,0747149097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1];[$Feuille3.$A$2:.$H$10];8;0)" office:value-type="float" office:value="87.4300893354939" calcext:value-type="float">
            <text:p>87,4300893355</text:p>
          </table:table-cell>
          <table:table-cell table:formula="of:=VLOOKUP([.A11];[$Feuille3.$A$2:.$H$10];6;0)" office:value-type="float" office:value="0.28" calcext:value-type="float">
            <text:p>0,28</text:p>
          </table:table-cell>
          <table:table-cell table:formula="of:=(1/(1+[$Feuille3.$B$13]))*((1-(1/(1+[$Feuille3.$B$13]))^[.G11])/(1-(1/(1+[$Feuille3.$B$13]))))" office:value-type="float" office:value="10.5940142455162" calcext:value-type="float">
            <text:p>10,5940142455</text:p>
          </table:table-cell>
          <table:table-cell table:formula="of:=[.D11]/[.J11]" office:value-type="float" office:value="13.2894092227865" calcext:value-type="float">
            <text:p>13,2894092228</text:p>
          </table:table-cell>
          <table:table-cell table:formula="of:=[.K11]+[.C11]*(1-[.E11])" office:value-type="float" office:value="101.589448047882" calcext:value-type="float">
            <text:p>101,5894480479</text:p>
          </table:table-cell>
          <table:table-cell table:formula="of:=([.F11]/[.I11])^(-1/[$Feuille3.$B$14])*[.H11]-[.K11]-[.C11]*(1-[.E11])" office:value-type="float" office:value="6.84928267736676" calcext:value-type="float">
            <text:p>6,8492826774</text:p>
          </table:table-cell>
          <table:table-cell table:formula="of:=[.L11]+[.M11]" office:value-type="float" office:value="108.438730725249" calcext:value-type="float">
            <text:p>108,4387307252</text:p>
          </table:table-cell>
          <table:table-cell table:style-name="ce3" table:formula="of:=[.M11]/[.N11]" office:value-type="percentage" office:value="0.0631626968663143" calcext:value-type="percentage">
            <text:p>6,3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20.295749564747" calcext:value-type="float">
            <text:p>120,2957495647</text:p>
          </table:table-cell>
          <table:table-cell table:style-name="ce1" office:value-type="float" office:value="0.100115405968915" calcext:value-type="float">
            <text:p>0,10011540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2];[$Feuille3.$A$2:.$H$10];8;0)" office:value-type="float" office:value="87.4300893354939" calcext:value-type="float">
            <text:p>87,4300893355</text:p>
          </table:table-cell>
          <table:table-cell table:formula="of:=VLOOKUP([.A12];[$Feuille3.$A$2:.$H$10];6;0)" office:value-type="float" office:value="0.28" calcext:value-type="float">
            <text:p>0,28</text:p>
          </table:table-cell>
          <table:table-cell table:formula="of:=(1/(1+[$Feuille3.$B$13]))*((1-(1/(1+[$Feuille3.$B$13]))^[.G12])/(1-(1/(1+[$Feuille3.$B$13]))))" office:value-type="float" office:value="10.5940142455162" calcext:value-type="float">
            <text:p>10,5940142455</text:p>
          </table:table-cell>
          <table:table-cell table:formula="of:=[.D12]/[.J12]" office:value-type="float" office:value="11.3550677558944" calcext:value-type="float">
            <text:p>11,3550677559</text:p>
          </table:table-cell>
          <table:table-cell table:formula="of:=[.K12]+[.C12]*(1-[.E12])" office:value-type="float" office:value="97.2311349556455" calcext:value-type="float">
            <text:p>97,2311349556</text:p>
          </table:table-cell>
          <table:table-cell table:formula="of:=([.F12]/[.I12])^(-1/[$Feuille3.$B$14])*[.H12]-[.K12]-[.C12]*(1-[.E12])" office:value-type="float" office:value="-6.04539501412113" calcext:value-type="float">
            <text:p>-6,0453950141</text:p>
          </table:table-cell>
          <table:table-cell table:formula="of:=[.L12]+[.M12]" office:value-type="float" office:value="91.1857399415244" calcext:value-type="float">
            <text:p>91,1857399415</text:p>
          </table:table-cell>
          <table:table-cell table:style-name="ce3" table:formula="of:=[.M12]/[.N12]" office:value-type="percentage" office:value="-0.066297592342815" calcext:value-type="percentage">
            <text:p>-6,6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140.273223733277" calcext:value-type="float">
            <text:p>140,2732237333</text:p>
          </table:table-cell>
          <table:table-cell table:style-name="ce1" office:value-type="float" office:value="0.0455325582625778" calcext:value-type="float">
            <text:p>0,0455325583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3];[$Feuille3.$A$2:.$H$10];8;0)" office:value-type="float" office:value="87.4300893354939" calcext:value-type="float">
            <text:p>87,4300893355</text:p>
          </table:table-cell>
          <table:table-cell table:formula="of:=VLOOKUP([.A13];[$Feuille3.$A$2:.$H$10];6;0)" office:value-type="float" office:value="0.28" calcext:value-type="float">
            <text:p>0,28</text:p>
          </table:table-cell>
          <table:table-cell table:formula="of:=(1/(1+[$Feuille3.$B$13]))*((1-(1/(1+[$Feuille3.$B$13]))^[.G13])/(1-(1/(1+[$Feuille3.$B$13]))))" office:value-type="float" office:value="10.5940142455162" calcext:value-type="float">
            <text:p>10,5940142455</text:p>
          </table:table-cell>
          <table:table-cell table:formula="of:=[.D13]/[.J13]" office:value-type="float" office:value="13.2407999916223" calcext:value-type="float">
            <text:p>13,2407999916</text:p>
          </table:table-cell>
          <table:table-cell table:formula="of:=[.K13]+[.C13]*(1-[.E13])" office:value-type="float" office:value="104.325713224158" calcext:value-type="float">
            <text:p>104,3257132242</text:p>
          </table:table-cell>
          <table:table-cell table:formula="of:=([.F13]/[.I13])^(-1/[$Feuille3.$B$14])*[.H13]-[.K13]-[.C13]*(1-[.E13])" office:value-type="float" office:value="-13.139973282634" calcext:value-type="float">
            <text:p>-13,1399732826</text:p>
          </table:table-cell>
          <table:table-cell table:formula="of:=[.L13]+[.M13]" office:value-type="float" office:value="91.1857399415244" calcext:value-type="float">
            <text:p>91,1857399415</text:p>
          </table:table-cell>
          <table:table-cell table:style-name="ce3" table:formula="of:=[.M13]/[.N13]" office:value-type="percentage" office:value="-0.144101186118141" calcext:value-type="percentage">
            <text:p>-14,4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35.808683446994" calcext:value-type="float">
            <text:p>135,808683447</text:p>
          </table:table-cell>
          <table:table-cell table:style-name="ce1" office:value-type="float" office:value="0.49002261240159" calcext:value-type="float">
            <text:p>0,490022612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14];[$Feuille3.$A$2:.$H$10];8;0)" office:value-type="float" office:value="36.5350376358407" calcext:value-type="float">
            <text:p>36,5350376358</text:p>
          </table:table-cell>
          <table:table-cell table:formula="of:=VLOOKUP([.A14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4])/(1-(1/(1+[$Feuille3.$B$13]))))" office:value-type="float" office:value="13.800746294034" calcext:value-type="float">
            <text:p>13,800746294</text:p>
          </table:table-cell>
          <table:table-cell table:formula="of:=[.D14]/[.J14]" office:value-type="float" office:value="9.84067676874139" calcext:value-type="float">
            <text:p>9,8406767687</text:p>
          </table:table-cell>
          <table:table-cell table:formula="of:=[.K14]+[.C14]*(1-[.E14])" office:value-type="float" office:value="32.5525389187113" calcext:value-type="float">
            <text:p>32,5525389187</text:p>
          </table:table-cell>
          <table:table-cell table:formula="of:=([.F14]/[.I14])^(-1/[$Feuille3.$B$14])*[.H14]-[.K14]-[.C14]*(1-[.E14])" office:value-type="float" office:value="72.0034847048596" calcext:value-type="float">
            <text:p>72,0034847049</text:p>
          </table:table-cell>
          <table:table-cell table:formula="of:=[.L14]+[.M14]" office:value-type="float" office:value="104.556023623571" calcext:value-type="float">
            <text:p>104,5560236236</text:p>
          </table:table-cell>
          <table:table-cell table:style-name="ce3" table:formula="of:=[.M14]/[.N14]" office:value-type="percentage" office:value="0.688659363750204" calcext:value-type="percentage">
            <text:p>68,8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66.406328714076" calcext:value-type="float">
            <text:p>166,4063287141</text:p>
          </table:table-cell>
          <table:table-cell table:style-name="ce1" office:value-type="float" office:value="0.43396867183121" calcext:value-type="float">
            <text:p>0,433968671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15];[$Feuille3.$A$2:.$H$10];8;0)" office:value-type="float" office:value="36.5350376358407" calcext:value-type="float">
            <text:p>36,5350376358</text:p>
          </table:table-cell>
          <table:table-cell table:formula="of:=VLOOKUP([.A15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5])/(1-(1/(1+[$Feuille3.$B$13]))))" office:value-type="float" office:value="13.800746294034" calcext:value-type="float">
            <text:p>13,800746294</text:p>
          </table:table-cell>
          <table:table-cell table:formula="of:=[.D15]/[.J15]" office:value-type="float" office:value="12.0577775410604" calcext:value-type="float">
            <text:p>12,0577775411</text:p>
          </table:table-cell>
          <table:table-cell table:formula="of:=[.K15]+[.C15]*(1-[.E15])" office:value-type="float" office:value="37.2660040439525" calcext:value-type="float">
            <text:p>37,266004044</text:p>
          </table:table-cell>
          <table:table-cell table:formula="of:=([.F15]/[.I15])^(-1/[$Feuille3.$B$14])*[.H15]-[.K15]-[.C15]*(1-[.E15])" office:value-type="float" office:value="21.5301688371597" calcext:value-type="float">
            <text:p>21,5301688372</text:p>
          </table:table-cell>
          <table:table-cell table:formula="of:=[.L15]+[.M15]" office:value-type="float" office:value="58.7961728811123" calcext:value-type="float">
            <text:p>58,7961728811</text:p>
          </table:table-cell>
          <table:table-cell table:style-name="ce3" table:formula="of:=[.M15]/[.N15]" office:value-type="percentage" office:value="0.366183167749615" calcext:value-type="percentage">
            <text:p>36,6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94.3904665137947" calcext:value-type="float">
            <text:p>94,3904665138</text:p>
          </table:table-cell>
          <table:table-cell table:style-name="ce1" office:value-type="float" office:value="0.116931181345012" calcext:value-type="float">
            <text:p>0,1169311813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6];[$Feuille3.$A$2:.$H$10];8;0)" office:value-type="float" office:value="36.5350376358407" calcext:value-type="float">
            <text:p>36,5350376358</text:p>
          </table:table-cell>
          <table:table-cell table:formula="of:=VLOOKUP([.A16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6])/(1-(1/(1+[$Feuille3.$B$13]))))" office:value-type="float" office:value="10.5940142455162" calcext:value-type="float">
            <text:p>10,5940142455</text:p>
          </table:table-cell>
          <table:table-cell table:formula="of:=[.D16]/[.J16]" office:value-type="float" office:value="8.90979229650789" calcext:value-type="float">
            <text:p>8,9097922965</text:p>
          </table:table-cell>
          <table:table-cell table:formula="of:=[.K16]+[.C16]*(1-[.E16])" office:value-type="float" office:value="48.2372953700802" calcext:value-type="float">
            <text:p>48,2372953701</text:p>
          </table:table-cell>
          <table:table-cell table:formula="of:=([.F16]/[.I16])^(-1/[$Feuille3.$B$14])*[.H16]-[.K16]-[.C16]*(1-[.E16])" office:value-type="float" office:value="10.5588775110321" calcext:value-type="float">
            <text:p>10,558877511</text:p>
          </table:table-cell>
          <table:table-cell table:formula="of:=[.L16]+[.M16]" office:value-type="float" office:value="58.7961728811123" calcext:value-type="float">
            <text:p>58,7961728811</text:p>
          </table:table-cell>
          <table:table-cell table:style-name="ce3" table:formula="of:=[.M16]/[.N16]" office:value-type="percentage" office:value="0.179584435408449" calcext:value-type="percentage">
            <text:p>17,9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5.124022551054" calcext:value-type="float">
            <text:p>115,1240225511</text:p>
          </table:table-cell>
          <table:table-cell table:style-name="ce1" office:value-type="float" office:value="0.108492167957803" calcext:value-type="float">
            <text:p>0,10849216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7];[$Feuille3.$A$2:.$H$10];8;0)" office:value-type="float" office:value="36.5350376358407" calcext:value-type="float">
            <text:p>36,5350376358</text:p>
          </table:table-cell>
          <table:table-cell table:formula="of:=VLOOKUP([.A17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7])/(1-(1/(1+[$Feuille3.$B$13]))))" office:value-type="float" office:value="10.5940142455162" calcext:value-type="float">
            <text:p>10,5940142455</text:p>
          </table:table-cell>
          <table:table-cell table:formula="of:=[.D17]/[.J17]" office:value-type="float" office:value="10.8668933119265" calcext:value-type="float">
            <text:p>10,8668933119</text:p>
          </table:table-cell>
          <table:table-cell table:formula="of:=[.K17]+[.C17]*(1-[.E17])" office:value-type="float" office:value="50.570228164305" calcext:value-type="float">
            <text:p>50,5702281643</text:p>
          </table:table-cell>
          <table:table-cell table:formula="of:=([.F17]/[.I17])^(-1/[$Feuille3.$B$14])*[.H17]-[.K17]-[.C17]*(1-[.E17])" office:value-type="float" office:value="8.22594471680728" calcext:value-type="float">
            <text:p>8,2259447168</text:p>
          </table:table-cell>
          <table:table-cell table:formula="of:=[.L17]+[.M17]" office:value-type="float" office:value="58.7961728811123" calcext:value-type="float">
            <text:p>58,7961728811</text:p>
          </table:table-cell>
          <table:table-cell table:style-name="ce3" table:formula="of:=[.M17]/[.N17]" office:value-type="percentage" office:value="0.139906125071106" calcext:value-type="percentage">
            <text:p>13,9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84.2415060957616" calcext:value-type="float">
            <text:p>84,2415060958</text:p>
          </table:table-cell>
          <table:table-cell table:style-name="ce1" office:value-type="float" office:value="0.0561269670456057" calcext:value-type="float">
            <text:p>0,056126967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8];[$Feuille3.$A$2:.$H$10];8;0)" office:value-type="float" office:value="36.5350376358407" calcext:value-type="float">
            <text:p>36,5350376358</text:p>
          </table:table-cell>
          <table:table-cell table:formula="of:=VLOOKUP([.A18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8])/(1-(1/(1+[$Feuille3.$B$13]))))" office:value-type="float" office:value="10.5940142455162" calcext:value-type="float">
            <text:p>10,5940142455</text:p>
          </table:table-cell>
          <table:table-cell table:formula="of:=[.D18]/[.J18]" office:value-type="float" office:value="7.95180222939725" calcext:value-type="float">
            <text:p>7,9518022294</text:p>
          </table:table-cell>
          <table:table-cell table:formula="of:=[.K18]+[.C18]*(1-[.E18])" office:value-type="float" office:value="49.9872232751931" calcext:value-type="float">
            <text:p>49,9872232752</text:p>
          </table:table-cell>
          <table:table-cell table:formula="of:=([.F18]/[.I18])^(-1/[$Feuille3.$B$14])*[.H18]-[.K18]-[.C18]*(1-[.E18])" office:value-type="float" office:value="8.80894960591922" calcext:value-type="float">
            <text:p>8,8089496059</text:p>
          </table:table-cell>
          <table:table-cell table:formula="of:=[.L18]+[.M18]" office:value-type="float" office:value="58.7961728811123" calcext:value-type="float">
            <text:p>58,7961728811</text:p>
          </table:table-cell>
          <table:table-cell table:style-name="ce3" table:formula="of:=[.M18]/[.N18]" office:value-type="percentage" office:value="0.149821819589027" calcext:value-type="percentage">
            <text:p>14,9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112.277170334195" calcext:value-type="float">
            <text:p>112,2771703342</text:p>
          </table:table-cell>
          <table:table-cell table:style-name="ce1" office:value-type="float" office:value="0.0520762406197453" calcext:value-type="float">
            <text:p>0,0520762406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19];[$Feuille3.$A$2:.$H$10];8;0)" office:value-type="float" office:value="36.5350376358407" calcext:value-type="float">
            <text:p>36,5350376358</text:p>
          </table:table-cell>
          <table:table-cell table:formula="of:=VLOOKUP([.A19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19])/(1-(1/(1+[$Feuille3.$B$13]))))" office:value-type="float" office:value="10.5940142455162" calcext:value-type="float">
            <text:p>10,5940142455</text:p>
          </table:table-cell>
          <table:table-cell table:formula="of:=[.D19]/[.J19]" office:value-type="float" office:value="10.5981706020185" calcext:value-type="float">
            <text:p>10,598170602</text:p>
          </table:table-cell>
          <table:table-cell table:formula="of:=[.K19]+[.C19]*(1-[.E19])" office:value-type="float" office:value="52.8139909016413" calcext:value-type="float">
            <text:p>52,8139909016</text:p>
          </table:table-cell>
          <table:table-cell table:formula="of:=([.F19]/[.I19])^(-1/[$Feuille3.$B$14])*[.H19]-[.K19]-[.C19]*(1-[.E19])" office:value-type="float" office:value="5.98218197947094" calcext:value-type="float">
            <text:p>5,9821819795</text:p>
          </table:table-cell>
          <table:table-cell table:formula="of:=[.L19]+[.M19]" office:value-type="float" office:value="58.7961728811123" calcext:value-type="float">
            <text:p>58,7961728811</text:p>
          </table:table-cell>
          <table:table-cell table:style-name="ce3" table:formula="of:=[.M19]/[.N19]" office:value-type="percentage" office:value="0.101744411010681" calcext:value-type="percentage">
            <text:p>10,1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1.688144324582" calcext:value-type="float">
            <text:p>101,6881443246</text:p>
          </table:table-cell>
          <table:table-cell table:style-name="ce1" office:value-type="float" office:value="0.564157556497719" calcext:value-type="float">
            <text:p>0,5641575565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0];[$Feuille3.$A$2:.$H$10];8;0)" office:value-type="float" office:value="3.23445621889034" calcext:value-type="float">
            <text:p>3,2344562189</text:p>
          </table:table-cell>
          <table:table-cell table:formula="of:=VLOOKUP([.A20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0])/(1-(1/(1+[$Feuille3.$B$13]))))" office:value-type="float" office:value="13.800746294034" calcext:value-type="float">
            <text:p>13,800746294</text:p>
          </table:table-cell>
          <table:table-cell table:formula="of:=[.D20]/[.J20]" office:value-type="float" office:value="7.36830763772112" calcext:value-type="float">
            <text:p>7,3683076377</text:p>
          </table:table-cell>
          <table:table-cell table:formula="of:=[.K20]+[.C20]*(1-[.E20])" office:value-type="float" office:value="12.2647604874509" calcext:value-type="float">
            <text:p>12,2647604875</text:p>
          </table:table-cell>
          <table:table-cell table:formula="of:=([.F20]/[.I20])^(-1/[$Feuille3.$B$14])*[.H20]-[.K20]-[.C20]*(1-[.E20])" office:value-type="float" office:value="-2.1087180225839" calcext:value-type="float">
            <text:p>-2,1087180226</text:p>
          </table:table-cell>
          <table:table-cell table:formula="of:=[.L20]+[.M20]" office:value-type="float" office:value="10.156042464867" calcext:value-type="float">
            <text:p>10,1560424649</text:p>
          </table:table-cell>
          <table:table-cell table:style-name="ce3" table:formula="of:=[.M20]/[.N20]" office:value-type="percentage" office:value="-0.207631863482123" calcext:value-type="percentage">
            <text:p>-20,7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32.478959851017" calcext:value-type="float">
            <text:p>132,478959851</text:p>
          </table:table-cell>
          <table:table-cell table:style-name="ce1" office:value-type="float" office:value="0.57822140606167" calcext:value-type="float">
            <text:p>0,5782214061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1];[$Feuille3.$A$2:.$H$10];8;0)" office:value-type="float" office:value="3.23445621889034" calcext:value-type="float">
            <text:p>3,2344562189</text:p>
          </table:table-cell>
          <table:table-cell table:formula="of:=VLOOKUP([.A21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1])/(1-(1/(1+[$Feuille3.$B$13]))))" office:value-type="float" office:value="13.800746294034" calcext:value-type="float">
            <text:p>13,800746294</text:p>
          </table:table-cell>
          <table:table-cell table:formula="of:=[.D21]/[.J21]" office:value-type="float" office:value="9.59940549796842" calcext:value-type="float">
            <text:p>9,599405498</text:p>
          </table:table-cell>
          <table:table-cell table:formula="of:=[.K21]+[.C21]*(1-[.E21])" office:value-type="float" office:value="14.3378586455071" calcext:value-type="float">
            <text:p>14,3378586455</text:p>
          </table:table-cell>
          <table:table-cell table:formula="of:=([.F21]/[.I21])^(-1/[$Feuille3.$B$14])*[.H21]-[.K21]-[.C21]*(1-[.E21])" office:value-type="float" office:value="-8.62669626712437" calcext:value-type="float">
            <text:p>-8,6266962671</text:p>
          </table:table-cell>
          <table:table-cell table:formula="of:=[.L21]+[.M21]" office:value-type="float" office:value="5.71116237838275" calcext:value-type="float">
            <text:p>5,7111623784</text:p>
          </table:table-cell>
          <table:table-cell table:style-name="ce3" table:formula="of:=[.M21]/[.N21]" office:value-type="percentage" office:value="-1.51049746016278" calcext:value-type="percentage">
            <text:p>-151,0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64.1641599163555" calcext:value-type="float">
            <text:p>64,1641599164</text:p>
          </table:table-cell>
          <table:table-cell table:style-name="ce1" office:value-type="float" office:value="0.125138710799376" calcext:value-type="float">
            <text:p>0,1251387108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2];[$Feuille3.$A$2:.$H$10];8;0)" office:value-type="float" office:value="3.23445621889034" calcext:value-type="float">
            <text:p>3,2344562189</text:p>
          </table:table-cell>
          <table:table-cell table:formula="of:=VLOOKUP([.A22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2])/(1-(1/(1+[$Feuille3.$B$13]))))" office:value-type="float" office:value="10.5940142455162" calcext:value-type="float">
            <text:p>10,5940142455</text:p>
          </table:table-cell>
          <table:table-cell table:formula="of:=[.D22]/[.J22]" office:value-type="float" office:value="6.05664278236293" calcext:value-type="float">
            <text:p>6,0566427824</text:p>
          </table:table-cell>
          <table:table-cell table:formula="of:=[.K22]+[.C22]*(1-[.E22])" office:value-type="float" office:value="15.8852336332267" calcext:value-type="float">
            <text:p>15,8852336332</text:p>
          </table:table-cell>
          <table:table-cell table:formula="of:=([.F22]/[.I22])^(-1/[$Feuille3.$B$14])*[.H22]-[.K22]-[.C22]*(1-[.E22])" office:value-type="float" office:value="-10.174071254844" calcext:value-type="float">
            <text:p>-10,1740712548</text:p>
          </table:table-cell>
          <table:table-cell table:formula="of:=[.L22]+[.M22]" office:value-type="float" office:value="5.71116237838275" calcext:value-type="float">
            <text:p>5,7111623784</text:p>
          </table:table-cell>
          <table:table-cell table:style-name="ce3" table:formula="of:=[.M22]/[.N22]" office:value-type="percentage" office:value="-1.78143617372073" calcext:value-type="percentage">
            <text:p>-178,1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108.303256292933" calcext:value-type="float">
            <text:p>108,3032562929</text:p>
          </table:table-cell>
          <table:table-cell table:style-name="ce1" office:value-type="float" office:value="0.135882030424493" calcext:value-type="float">
            <text:p>0,135882030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3];[$Feuille3.$A$2:.$H$10];8;0)" office:value-type="float" office:value="3.23445621889034" calcext:value-type="float">
            <text:p>3,2344562189</text:p>
          </table:table-cell>
          <table:table-cell table:formula="of:=VLOOKUP([.A23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3])/(1-(1/(1+[$Feuille3.$B$13]))))" office:value-type="float" office:value="10.5940142455162" calcext:value-type="float">
            <text:p>10,5940142455</text:p>
          </table:table-cell>
          <table:table-cell table:formula="of:=[.D23]/[.J23]" office:value-type="float" office:value="10.2230612290116" calcext:value-type="float">
            <text:p>10,223061229</text:p>
          </table:table-cell>
          <table:table-cell table:formula="of:=[.K23]+[.C23]*(1-[.E23])" office:value-type="float" office:value="19.9309567259047" calcext:value-type="float">
            <text:p>19,9309567259</text:p>
          </table:table-cell>
          <table:table-cell table:formula="of:=([.F23]/[.I23])^(-1/[$Feuille3.$B$14])*[.H23]-[.K23]-[.C23]*(1-[.E23])" office:value-type="float" office:value="-14.219794347522" calcext:value-type="float">
            <text:p>-14,2197943475</text:p>
          </table:table-cell>
          <table:table-cell table:formula="of:=[.L23]+[.M23]" office:value-type="float" office:value="5.71116237838275" calcext:value-type="float">
            <text:p>5,7111623784</text:p>
          </table:table-cell>
          <table:table-cell table:style-name="ce3" table:formula="of:=[.M23]/[.N23]" office:value-type="percentage" office:value="-2.48982490873401" calcext:value-type="percentage">
            <text:p>-248,9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41.6755270209084" calcext:value-type="float">
            <text:p>41,6755270209</text:p>
          </table:table-cell>
          <table:table-cell table:style-name="ce1" office:value-type="float" office:value="0.0893847934281293" calcext:value-type="float">
            <text:p>0,089384793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4];[$Feuille3.$A$2:.$H$10];8;0)" office:value-type="float" office:value="3.23445621889034" calcext:value-type="float">
            <text:p>3,2344562189</text:p>
          </table:table-cell>
          <table:table-cell table:formula="of:=VLOOKUP([.A24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4])/(1-(1/(1+[$Feuille3.$B$13]))))" office:value-type="float" office:value="10.5940142455162" calcext:value-type="float">
            <text:p>10,5940142455</text:p>
          </table:table-cell>
          <table:table-cell table:formula="of:=[.D24]/[.J24]" office:value-type="float" office:value="3.93387492739565" calcext:value-type="float">
            <text:p>3,9338749274</text:p>
          </table:table-cell>
          <table:table-cell table:formula="of:=[.K24]+[.C24]*(1-[.E24])" office:value-type="float" office:value="14.1641415976098" calcext:value-type="float">
            <text:p>14,1641415976</text:p>
          </table:table-cell>
          <table:table-cell table:formula="of:=([.F24]/[.I24])^(-1/[$Feuille3.$B$14])*[.H24]-[.K24]-[.C24]*(1-[.E24])" office:value-type="float" office:value="-8.45297921922706" calcext:value-type="float">
            <text:p>-8,4529792192</text:p>
          </table:table-cell>
          <table:table-cell table:formula="of:=[.L24]+[.M24]" office:value-type="float" office:value="5.71116237838275" calcext:value-type="float">
            <text:p>5,7111623784</text:p>
          </table:table-cell>
          <table:table-cell table:style-name="ce3" table:formula="of:=[.M24]/[.N24]" office:value-type="percentage" office:value="-1.48008035128231" calcext:value-type="percentage">
            <text:p>-148,0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75.8977015037595" calcext:value-type="float">
            <text:p>75,8977015038</text:p>
          </table:table-cell>
          <table:table-cell table:style-name="ce1" office:value-type="float" office:value="0.0970585931603519" calcext:value-type="float">
            <text:p>0,0970585932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5];[$Feuille3.$A$2:.$H$10];8;0)" office:value-type="float" office:value="3.23445621889034" calcext:value-type="float">
            <text:p>3,2344562189</text:p>
          </table:table-cell>
          <table:table-cell table:formula="of:=VLOOKUP([.A25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25])/(1-(1/(1+[$Feuille3.$B$13]))))" office:value-type="float" office:value="10.5940142455162" calcext:value-type="float">
            <text:p>10,5940142455</text:p>
          </table:table-cell>
          <table:table-cell table:formula="of:=[.D25]/[.J25]" office:value-type="float" office:value="7.16420610212816" calcext:value-type="float">
            <text:p>7,1642061021</text:p>
          </table:table-cell>
          <table:table-cell table:formula="of:=[.K25]+[.C25]*(1-[.E25])" office:value-type="float" office:value="17.3082618052204" calcext:value-type="float">
            <text:p>17,3082618052</text:p>
          </table:table-cell>
          <table:table-cell table:formula="of:=([.F25]/[.I25])^(-1/[$Feuille3.$B$14])*[.H25]-[.K25]-[.C25]*(1-[.E25])" office:value-type="float" office:value="-11.5970994268377" calcext:value-type="float">
            <text:p>-11,5970994268</text:p>
          </table:table-cell>
          <table:table-cell table:formula="of:=[.L25]+[.M25]" office:value-type="float" office:value="5.71116237838275" calcext:value-type="float">
            <text:p>5,7111623784</text:p>
          </table:table-cell>
          <table:table-cell table:style-name="ce3" table:formula="of:=[.M25]/[.N25]" office:value-type="percentage" office:value="-2.03060229398024" calcext:value-type="percentage">
            <text:p>-203,0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66.4126950120063" calcext:value-type="float">
            <text:p>66,412695012</text:p>
          </table:table-cell>
          <table:table-cell table:style-name="ce1" office:value-type="float" office:value="0.46441727167436" calcext:value-type="float">
            <text:p>0,4644172717</text:p>
          </table:table-cell>
          <table:table-cell table:style-name="ce1" office:value-type="float" office:value="0.0001156114699263" calcext:value-type="float">
            <text:p>0,0001156115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6];[$Feuille3.$A$2:.$H$10];8;0)" office:value-type="float" office:value="15.5477071725207" calcext:value-type="float">
            <text:p>15,5477071725</text:p>
          </table:table-cell>
          <table:table-cell table:formula="of:=VLOOKUP([.A26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6])/(1-(1/(1+[$Feuille3.$B$13]))))" office:value-type="float" office:value="13.800746294034" calcext:value-type="float">
            <text:p>13,800746294</text:p>
          </table:table-cell>
          <table:table-cell table:formula="of:=[.D26]/[.J26]" office:value-type="float" office:value="4.81225388808983" calcext:value-type="float">
            <text:p>4,8122538881</text:p>
          </table:table-cell>
          <table:table-cell table:formula="of:=[.K26]+[.C26]*(1-[.E26])" office:value-type="float" office:value="17.423999141201" calcext:value-type="float">
            <text:p>17,4239991412</text:p>
          </table:table-cell>
          <table:table-cell table:formula="of:=([.F26]/[.I26])^(-1/[$Feuille3.$B$14])*[.H26]-[.K26]-[.C26]*(1-[.E26])" office:value-type="float" office:value="22.0570419833986" calcext:value-type="float">
            <text:p>22,0570419834</text:p>
          </table:table-cell>
          <table:table-cell table:formula="of:=[.L26]+[.M26]" office:value-type="float" office:value="39.4810411245996" calcext:value-type="float">
            <text:p>39,4810411246</text:p>
          </table:table-cell>
          <table:table-cell table:style-name="ce3" table:formula="of:=[.M26]/[.N26]" office:value-type="percentage" office:value="0.55867427390752" calcext:value-type="percentage">
            <text:p>55,8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30.120506423237" calcext:value-type="float">
            <text:p>30,1205064232</text:p>
          </table:table-cell>
          <table:table-cell table:style-name="ce1" office:value-type="float" office:value="0.183742675392382" calcext:value-type="float">
            <text:p>0,183742675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27];[$Feuille3.$A$2:.$H$10];8;0)" office:value-type="float" office:value="15.5477071725207" calcext:value-type="float">
            <text:p>15,5477071725</text:p>
          </table:table-cell>
          <table:table-cell table:formula="of:=VLOOKUP([.A27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7])/(1-(1/(1+[$Feuille3.$B$13]))))" office:value-type="float" office:value="13.800746294034" calcext:value-type="float">
            <text:p>13,800746294</text:p>
          </table:table-cell>
          <table:table-cell table:formula="of:=[.D27]/[.J27]" office:value-type="float" office:value="2.18252736348454" calcext:value-type="float">
            <text:p>2,1825273635</text:p>
          </table:table-cell>
          <table:table-cell table:formula="of:=[.K27]+[.C27]*(1-[.E27])" office:value-type="float" office:value="21.4035158205249" calcext:value-type="float">
            <text:p>21,4035158205</text:p>
          </table:table-cell>
          <table:table-cell table:formula="of:=([.F27]/[.I27])^(-1/[$Feuille3.$B$14])*[.H27]-[.K27]-[.C27]*(1-[.E27])" office:value-type="float" office:value="-4.44984634632" calcext:value-type="float">
            <text:p>-4,4498463463</text:p>
          </table:table-cell>
          <table:table-cell table:formula="of:=[.L27]+[.M27]" office:value-type="float" office:value="16.9536694742049" calcext:value-type="float">
            <text:p>16,9536694742</text:p>
          </table:table-cell>
          <table:table-cell table:style-name="ce3" table:formula="of:=[.M27]/[.N27]" office:value-type="percentage" office:value="-0.262470986183284" calcext:value-type="percentage">
            <text:p>-26,2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59.4306501733776" calcext:value-type="float">
            <text:p>59,4306501734</text:p>
          </table:table-cell>
          <table:table-cell table:style-name="ce1" office:value-type="float" office:value="0.158425607428734" calcext:value-type="float">
            <text:p>0,158425607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8];[$Feuille3.$A$2:.$H$10];8;0)" office:value-type="float" office:value="15.5477071725207" calcext:value-type="float">
            <text:p>15,5477071725</text:p>
          </table:table-cell>
          <table:table-cell table:formula="of:=VLOOKUP([.A28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8])/(1-(1/(1+[$Feuille3.$B$13]))))" office:value-type="float" office:value="10.5940142455162" calcext:value-type="float">
            <text:p>10,5940142455</text:p>
          </table:table-cell>
          <table:table-cell table:formula="of:=[.D28]/[.J28]" office:value-type="float" office:value="5.60983294868904" calcext:value-type="float">
            <text:p>5,6098329487</text:p>
          </table:table-cell>
          <table:table-cell table:formula="of:=[.K28]+[.C28]*(1-[.E28])" office:value-type="float" office:value="25.4269803085966" calcext:value-type="float">
            <text:p>25,4269803086</text:p>
          </table:table-cell>
          <table:table-cell table:formula="of:=([.F28]/[.I28])^(-1/[$Feuille3.$B$14])*[.H28]-[.K28]-[.C28]*(1-[.E28])" office:value-type="float" office:value="-8.4733108343917" calcext:value-type="float">
            <text:p>-8,4733108344</text:p>
          </table:table-cell>
          <table:table-cell table:formula="of:=[.L28]+[.M28]" office:value-type="float" office:value="16.9536694742049" calcext:value-type="float">
            <text:p>16,9536694742</text:p>
          </table:table-cell>
          <table:table-cell table:style-name="ce3" table:formula="of:=[.M28]/[.N28]" office:value-type="percentage" office:value="-0.499792145133174" calcext:value-type="percentage">
            <text:p>-49,9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7.8672437458228" calcext:value-type="float">
            <text:p>27,8672437458</text:p>
          </table:table-cell>
          <table:table-cell table:style-name="ce1" office:value-type="float" office:value="0.0643735247736637" calcext:value-type="float">
            <text:p>0,064373524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29];[$Feuille3.$A$2:.$H$10];8;0)" office:value-type="float" office:value="15.5477071725207" calcext:value-type="float">
            <text:p>15,5477071725</text:p>
          </table:table-cell>
          <table:table-cell table:formula="of:=VLOOKUP([.A29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29])/(1-(1/(1+[$Feuille3.$B$13]))))" office:value-type="float" office:value="10.5940142455162" calcext:value-type="float">
            <text:p>10,5940142455</text:p>
          </table:table-cell>
          <table:table-cell table:formula="of:=[.D29]/[.J29]" office:value-type="float" office:value="2.63047066956866" calcext:value-type="float">
            <text:p>2,6304706696</text:p>
          </table:table-cell>
          <table:table-cell table:formula="of:=[.K29]+[.C29]*(1-[.E29])" office:value-type="float" office:value="24.6623289307753" calcext:value-type="float">
            <text:p>24,6623289308</text:p>
          </table:table-cell>
          <table:table-cell table:formula="of:=([.F29]/[.I29])^(-1/[$Feuille3.$B$14])*[.H29]-[.K29]-[.C29]*(1-[.E29])" office:value-type="float" office:value="-8.54651276965525" calcext:value-type="float">
            <text:p>-8,5465127697</text:p>
          </table:table-cell>
          <table:table-cell table:formula="of:=[.L29]+[.M29]" office:value-type="float" office:value="16.1158161611201" calcext:value-type="float">
            <text:p>16,1158161611</text:p>
          </table:table-cell>
          <table:table-cell table:style-name="ce3" table:formula="of:=[.M29]/[.N29]" office:value-type="percentage" office:value="-0.530318333506061" calcext:value-type="percentage">
            <text:p>-53,0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41.9081046334559" calcext:value-type="float">
            <text:p>41,9081046335</text:p>
          </table:table-cell>
          <table:table-cell table:style-name="ce1" office:value-type="float" office:value="0.0976472781910894" calcext:value-type="float">
            <text:p>0,0976472782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0];[$Feuille3.$A$2:.$H$10];8;0)" office:value-type="float" office:value="15.5477071725207" calcext:value-type="float">
            <text:p>15,5477071725</text:p>
          </table:table-cell>
          <table:table-cell table:formula="of:=VLOOKUP([.A30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30])/(1-(1/(1+[$Feuille3.$B$13]))))" office:value-type="float" office:value="10.5940142455162" calcext:value-type="float">
            <text:p>10,5940142455</text:p>
          </table:table-cell>
          <table:table-cell table:formula="of:=[.D30]/[.J30]" office:value-type="float" office:value="3.95582860870639" calcext:value-type="float">
            <text:p>3,9558286087</text:p>
          </table:table-cell>
          <table:table-cell table:formula="of:=[.K30]+[.C30]*(1-[.E30])" office:value-type="float" office:value="25.2041662679189" calcext:value-type="float">
            <text:p>25,2041662679</text:p>
          </table:table-cell>
          <table:table-cell table:formula="of:=([.F30]/[.I30])^(-1/[$Feuille3.$B$14])*[.H30]-[.K30]-[.C30]*(1-[.E30])" office:value-type="float" office:value="-9.65758281291732" calcext:value-type="float">
            <text:p>-9,6575828129</text:p>
          </table:table-cell>
          <table:table-cell table:formula="of:=[.L30]+[.M30]" office:value-type="float" office:value="15.5465834550015" calcext:value-type="float">
            <text:p>15,546583455</text:p>
          </table:table-cell>
          <table:table-cell table:style-name="ce3" table:formula="of:=[.M30]/[.N30]" office:value-type="percentage" office:value="-0.62120290550464" calcext:value-type="percentage">
            <text:p>-62,1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17.9007653316456" calcext:value-type="float">
            <text:p>17,9007653316</text:p>
          </table:table-cell>
          <table:table-cell table:style-name="ce1" office:value-type="float" office:value="0.04016197104304" calcext:value-type="float">
            <text:p>0,04016197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1];[$Feuille3.$A$2:.$H$10];8;0)" office:value-type="float" office:value="15.5477071725207" calcext:value-type="float">
            <text:p>15,5477071725</text:p>
          </table:table-cell>
          <table:table-cell table:formula="of:=VLOOKUP([.A31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31])/(1-(1/(1+[$Feuille3.$B$13]))))" office:value-type="float" office:value="10.5940142455162" calcext:value-type="float">
            <text:p>10,5940142455</text:p>
          </table:table-cell>
          <table:table-cell table:formula="of:=[.D31]/[.J31]" office:value-type="float" office:value="1.68970561269747" calcext:value-type="float">
            <text:p>1,6897056127</text:p>
          </table:table-cell>
          <table:table-cell table:formula="of:=[.K31]+[.C31]*(1-[.E31])" office:value-type="float" office:value="24.2916904513374" calcext:value-type="float">
            <text:p>24,2916904513</text:p>
          </table:table-cell>
          <table:table-cell table:formula="of:=([.F31]/[.I31])^(-1/[$Feuille3.$B$14])*[.H31]-[.K31]-[.C31]*(1-[.E31])" office:value-type="float" office:value="-8.74510699633582" calcext:value-type="float">
            <text:p>-8,7451069963</text:p>
          </table:table-cell>
          <table:table-cell table:formula="of:=[.L31]+[.M31]" office:value-type="float" office:value="15.5465834550015" calcext:value-type="float">
            <text:p>15,546583455</text:p>
          </table:table-cell>
          <table:table-cell table:style-name="ce3" table:formula="of:=[.M31]/[.N31]" office:value-type="percentage" office:value="-0.562509893035206" calcext:value-type="percentage">
            <text:p>-56,2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2.8418575394556" calcext:value-type="float">
            <text:p>42,8418575395</text:p>
          </table:table-cell>
          <table:table-cell table:style-name="ce1" office:value-type="float" office:value="0.497794787885515" calcext:value-type="float">
            <text:p>0,497794787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2];[$Feuille3.$A$2:.$H$10];8;0)" office:value-type="float" office:value="20.7005606896207" calcext:value-type="float">
            <text:p>20,7005606896</text:p>
          </table:table-cell>
          <table:table-cell table:formula="of:=VLOOKUP([.A32];[$Feuille3.$A$2:.$H$10];6;0)" office:value-type="float" office:value="0.39" calcext:value-type="float">
            <text:p>0,39</text:p>
          </table:table-cell>
          <table:table-cell table:formula="of:=(1/(1+[$Feuille3.$B$13]))*((1-(1/(1+[$Feuille3.$B$13]))^[.G32])/(1-(1/(1+[$Feuille3.$B$13]))))" office:value-type="float" office:value="13.800746294034" calcext:value-type="float">
            <text:p>13,800746294</text:p>
          </table:table-cell>
          <table:table-cell table:formula="of:=[.D32]/[.J32]" office:value-type="float" office:value="3.10431455130626" calcext:value-type="float">
            <text:p>3,1043145513</text:p>
          </table:table-cell>
          <table:table-cell table:formula="of:=[.K32]+[.C32]*(1-[.E32])" office:value-type="float" office:value="17.5178857200912" calcext:value-type="float">
            <text:p>17,5178857201</text:p>
          </table:table-cell>
          <table:table-cell table:formula="of:=([.F32]/[.I32])^(-1/[$Feuille3.$B$14])*[.H32]-[.K32]-[.C32]*(1-[.E32])" office:value-type="float" office:value="15.2060239118684" calcext:value-type="float">
            <text:p>15,2060239119</text:p>
          </table:table-cell>
          <table:table-cell table:formula="of:=[.L32]+[.M32]" office:value-type="float" office:value="32.7239096319595" calcext:value-type="float">
            <text:p>32,723909632</text:p>
          </table:table-cell>
          <table:table-cell table:style-name="ce3" table:formula="of:=[.M32]/[.N32]" office:value-type="percentage" office:value="0.464676259129427" calcext:value-type="percentage">
            <text:p>46,4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63.9622820488254" calcext:value-type="float">
            <text:p>63,9622820488</text:p>
          </table:table-cell>
          <table:table-cell table:style-name="ce1" office:value-type="float" office:value="0.437623334757833" calcext:value-type="float">
            <text:p>0,437623334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3];[$Feuille3.$A$2:.$H$10];8;0)" office:value-type="float" office:value="20.7005606896207" calcext:value-type="float">
            <text:p>20,7005606896</text:p>
          </table:table-cell>
          <table:table-cell table:formula="of:=VLOOKUP([.A33];[$Feuille3.$A$2:.$H$10];6;0)" office:value-type="float" office:value="0.39" calcext:value-type="float">
            <text:p>0,39</text:p>
          </table:table-cell>
          <table:table-cell table:formula="of:=(1/(1+[$Feuille3.$B$13]))*((1-(1/(1+[$Feuille3.$B$13]))^[.G33])/(1-(1/(1+[$Feuille3.$B$13]))))" office:value-type="float" office:value="13.800746294034" calcext:value-type="float">
            <text:p>13,800746294</text:p>
          </table:table-cell>
          <table:table-cell table:formula="of:=[.D33]/[.J33]" office:value-type="float" office:value="4.63469733346784" calcext:value-type="float">
            <text:p>4,6346973335</text:p>
          </table:table-cell>
          <table:table-cell table:formula="of:=[.K33]+[.C33]*(1-[.E33])" office:value-type="float" office:value="20.7752229445084" calcext:value-type="float">
            <text:p>20,7752229445</text:p>
          </table:table-cell>
          <table:table-cell table:formula="of:=([.F33]/[.I33])^(-1/[$Feuille3.$B$14])*[.H33]-[.K33]-[.C33]*(1-[.E33])" office:value-type="float" office:value="3.76424739521665" calcext:value-type="float">
            <text:p>3,7642473952</text:p>
          </table:table-cell>
          <table:table-cell table:formula="of:=[.L33]+[.M33]" office:value-type="float" office:value="24.539470339725" calcext:value-type="float">
            <text:p>24,5394703397</text:p>
          </table:table-cell>
          <table:table-cell table:style-name="ce3" table:formula="of:=[.M33]/[.N33]" office:value-type="percentage" office:value="0.15339562521539" calcext:value-type="percentage">
            <text:p>15,3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33.8730721621266" calcext:value-type="float">
            <text:p>33,8730721621</text:p>
          </table:table-cell>
          <table:table-cell table:style-name="ce1" office:value-type="float" office:value="0.215480733351105" calcext:value-type="float">
            <text:p>0,215480733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4];[$Feuille3.$A$2:.$H$10];8;0)" office:value-type="float" office:value="20.7005606896207" calcext:value-type="float">
            <text:p>20,7005606896</text:p>
          </table:table-cell>
          <table:table-cell table:formula="of:=VLOOKUP([.A34];[$Feuille3.$A$2:.$H$10];6;0)" office:value-type="float" office:value="0.39" calcext:value-type="float">
            <text:p>0,39</text:p>
          </table:table-cell>
          <table:table-cell table:formula="of:=(1/(1+[$Feuille3.$B$13]))*((1-(1/(1+[$Feuille3.$B$13]))^[.G34])/(1-(1/(1+[$Feuille3.$B$13]))))" office:value-type="float" office:value="10.5940142455162" calcext:value-type="float">
            <text:p>10,5940142455</text:p>
          </table:table-cell>
          <table:table-cell table:formula="of:=[.D34]/[.J34]" office:value-type="float" office:value="3.19737838529556" calcext:value-type="float">
            <text:p>3,1973783853</text:p>
          </table:table-cell>
          <table:table-cell table:formula="of:=[.K34]+[.C34]*(1-[.E34])" office:value-type="float" office:value="25.7135212096935" calcext:value-type="float">
            <text:p>25,7135212097</text:p>
          </table:table-cell>
          <table:table-cell table:formula="of:=([.F34]/[.I34])^(-1/[$Feuille3.$B$14])*[.H34]-[.K34]-[.C34]*(1-[.E34])" office:value-type="float" office:value="-1.17405086996843" calcext:value-type="float">
            <text:p>-1,17405087</text:p>
          </table:table-cell>
          <table:table-cell table:formula="of:=[.L34]+[.M34]" office:value-type="float" office:value="24.539470339725" calcext:value-type="float">
            <text:p>24,5394703397</text:p>
          </table:table-cell>
          <table:table-cell table:style-name="ce3" table:formula="of:=[.M34]/[.N34]" office:value-type="percentage" office:value="-0.0478433663691529" calcext:value-type="percentage">
            <text:p>-4,7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55.1417976994545" calcext:value-type="float">
            <text:p>55,1417976995</text:p>
          </table:table-cell>
          <table:table-cell table:style-name="ce1" office:value-type="float" office:value="0.178904646628914" calcext:value-type="float">
            <text:p>0,1789046466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5];[$Feuille3.$A$2:.$H$10];8;0)" office:value-type="float" office:value="20.7005606896207" calcext:value-type="float">
            <text:p>20,7005606896</text:p>
          </table:table-cell>
          <table:table-cell table:formula="of:=VLOOKUP([.A35];[$Feuille3.$A$2:.$H$10];6;0)" office:value-type="float" office:value="0.39" calcext:value-type="float">
            <text:p>0,39</text:p>
          </table:table-cell>
          <table:table-cell table:formula="of:=(1/(1+[$Feuille3.$B$13]))*((1-(1/(1+[$Feuille3.$B$13]))^[.G35])/(1-(1/(1+[$Feuille3.$B$13]))))" office:value-type="float" office:value="10.5940142455162" calcext:value-type="float">
            <text:p>10,5940142455</text:p>
          </table:table-cell>
          <table:table-cell table:formula="of:=[.D35]/[.J35]" office:value-type="float" office:value="5.20499561559424" calcext:value-type="float">
            <text:p>5,2049956156</text:p>
          </table:table-cell>
          <table:table-cell table:formula="of:=[.K35]+[.C35]*(1-[.E35])" office:value-type="float" office:value="28.7708926367402" calcext:value-type="float">
            <text:p>28,7708926367</text:p>
          </table:table-cell>
          <table:table-cell table:formula="of:=([.F35]/[.I35])^(-1/[$Feuille3.$B$14])*[.H35]-[.K35]-[.C35]*(1-[.E35])" office:value-type="float" office:value="-4.2314222970152" calcext:value-type="float">
            <text:p>-4,231422297</text:p>
          </table:table-cell>
          <table:table-cell table:formula="of:=[.L35]+[.M35]" office:value-type="float" office:value="24.539470339725" calcext:value-type="float">
            <text:p>24,5394703397</text:p>
          </table:table-cell>
          <table:table-cell table:style-name="ce3" table:formula="of:=[.M35]/[.N35]" office:value-type="percentage" office:value="-0.172433318178237" calcext:value-type="percentage">
            <text:p>-17,2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3.1759486943758" calcext:value-type="float">
            <text:p>23,1759486944</text:p>
          </table:table-cell>
          <table:table-cell table:style-name="ce1" office:value-type="float" office:value="0.134970333737963" calcext:value-type="float">
            <text:p>0,1349703337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6];[$Feuille3.$A$2:.$H$10];8;0)" office:value-type="float" office:value="20.7005606896207" calcext:value-type="float">
            <text:p>20,7005606896</text:p>
          </table:table-cell>
          <table:table-cell table:formula="of:=VLOOKUP([.A36];[$Feuille3.$A$2:.$H$10];6;0)" office:value-type="float" office:value="0.39" calcext:value-type="float">
            <text:p>0,39</text:p>
          </table:table-cell>
          <table:table-cell table:formula="of:=(1/(1+[$Feuille3.$B$13]))*((1-(1/(1+[$Feuille3.$B$13]))^[.G36])/(1-(1/(1+[$Feuille3.$B$13]))))" office:value-type="float" office:value="10.5940142455162" calcext:value-type="float">
            <text:p>10,5940142455</text:p>
          </table:table-cell>
          <table:table-cell table:formula="of:=[.D36]/[.J36]" office:value-type="float" office:value="2.18764560413772" calcext:value-type="float">
            <text:p>2,1876456041</text:p>
          </table:table-cell>
          <table:table-cell table:formula="of:=[.K36]+[.C36]*(1-[.E36])" office:value-type="float" office:value="27.0144820387541" calcext:value-type="float">
            <text:p>27,0144820388</text:p>
          </table:table-cell>
          <table:table-cell table:formula="of:=([.F36]/[.I36])^(-1/[$Feuille3.$B$14])*[.H36]-[.K36]-[.C36]*(1-[.E36])" office:value-type="float" office:value="-3.02794632722243" calcext:value-type="float">
            <text:p>-3,0279463272</text:p>
          </table:table-cell>
          <table:table-cell table:formula="of:=[.L36]+[.M36]" office:value-type="float" office:value="23.9865357115316" calcext:value-type="float">
            <text:p>23,9865357115</text:p>
          </table:table-cell>
          <table:table-cell table:style-name="ce3" table:formula="of:=[.M36]/[.N36]" office:value-type="percentage" office:value="-0.126235249793355" calcext:value-type="percentage">
            <text:p>-12,6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40.5510644827272" calcext:value-type="float">
            <text:p>40,5510644827</text:p>
          </table:table-cell>
          <table:table-cell table:style-name="ce1" office:value-type="float" office:value="0.109061144283523" calcext:value-type="float">
            <text:p>0,1090611443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37];[$Feuille3.$A$2:.$H$10];8;0)" office:value-type="float" office:value="20.7005606896207" calcext:value-type="float">
            <text:p>20,7005606896</text:p>
          </table:table-cell>
          <table:table-cell table:formula="of:=VLOOKUP([.A37];[$Feuille3.$A$2:.$H$10];6;0)" office:value-type="float" office:value="0.39" calcext:value-type="float">
            <text:p>0,39</text:p>
          </table:table-cell>
          <table:table-cell table:formula="of:=(1/(1+[$Feuille3.$B$13]))*((1-(1/(1+[$Feuille3.$B$13]))^[.G37])/(1-(1/(1+[$Feuille3.$B$13]))))" office:value-type="float" office:value="10.5940142455162" calcext:value-type="float">
            <text:p>10,5940142455</text:p>
          </table:table-cell>
          <table:table-cell table:formula="of:=[.D37]/[.J37]" office:value-type="float" office:value="3.82773361852804" calcext:value-type="float">
            <text:p>3,8277336185</text:p>
          </table:table-cell>
          <table:table-cell table:formula="of:=[.K37]+[.C37]*(1-[.E37])" office:value-type="float" office:value="29.3981783174926" calcext:value-type="float">
            <text:p>29,3981783175</text:p>
          </table:table-cell>
          <table:table-cell table:formula="of:=([.F37]/[.I37])^(-1/[$Feuille3.$B$14])*[.H37]-[.K37]-[.C37]*(1-[.E37])" office:value-type="float" office:value="-5.65043940074577" calcext:value-type="float">
            <text:p>-5,6504394007</text:p>
          </table:table-cell>
          <table:table-cell table:formula="of:=[.L37]+[.M37]" office:value-type="float" office:value="23.7477389167469" calcext:value-type="float">
            <text:p>23,7477389167</text:p>
          </table:table-cell>
          <table:table-cell table:style-name="ce3" table:formula="of:=[.M37]/[.N37]" office:value-type="percentage" office:value="-0.237935890256949" calcext:value-type="percentage">
            <text:p>-23,7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116.64280338275" calcext:value-type="float">
            <text:p>116,6428033828</text:p>
          </table:table-cell>
          <table:table-cell table:style-name="ce1" office:value-type="float" office:value="0.511741684355641" calcext:value-type="float">
            <text:p>0,5117416844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8];[$Feuille3.$A$2:.$H$10];8;0)" office:value-type="float" office:value="34.3645154087129" calcext:value-type="float">
            <text:p>34,3645154087</text:p>
          </table:table-cell>
          <table:table-cell table:formula="of:=VLOOKUP([.A38];[$Feuille3.$A$2:.$H$10];6;0)" office:value-type="float" office:value="0.14" calcext:value-type="float">
            <text:p>0,14</text:p>
          </table:table-cell>
          <table:table-cell table:formula="of:=(1/(1+[$Feuille3.$B$13]))*((1-(1/(1+[$Feuille3.$B$13]))^[.G38])/(1-(1/(1+[$Feuille3.$B$13]))))" office:value-type="float" office:value="13.800746294034" calcext:value-type="float">
            <text:p>13,800746294</text:p>
          </table:table-cell>
          <table:table-cell table:formula="of:=[.D38]/[.J38]" office:value-type="float" office:value="8.45191998299211" calcext:value-type="float">
            <text:p>8,451919983</text:p>
          </table:table-cell>
          <table:table-cell table:formula="of:=[.K38]+[.C38]*(1-[.E38])" office:value-type="float" office:value="29.1367469193932" calcext:value-type="float">
            <text:p>29,1367469194</text:p>
          </table:table-cell>
          <table:table-cell table:formula="of:=([.F38]/[.I38])^(-1/[$Feuille3.$B$14])*[.H38]-[.K38]-[.C38]*(1-[.E38])" office:value-type="float" office:value="18.6575666469138" calcext:value-type="float">
            <text:p>18,6575666469</text:p>
          </table:table-cell>
          <table:table-cell table:formula="of:=[.L38]+[.M38]" office:value-type="float" office:value="47.7943135663071" calcext:value-type="float">
            <text:p>47,7943135663</text:p>
          </table:table-cell>
          <table:table-cell table:style-name="ce3" table:formula="of:=[.M38]/[.N38]" office:value-type="percentage" office:value="0.390372101924414" calcext:value-type="percentage">
            <text:p>39,0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93.7767601177775" calcext:value-type="float">
            <text:p>93,7767601178</text:p>
          </table:table-cell>
          <table:table-cell table:style-name="ce1" office:value-type="float" office:value="0.371909777935018" calcext:value-type="float">
            <text:p>0,371909777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39];[$Feuille3.$A$2:.$H$10];8;0)" office:value-type="float" office:value="34.3645154087129" calcext:value-type="float">
            <text:p>34,3645154087</text:p>
          </table:table-cell>
          <table:table-cell table:formula="of:=VLOOKUP([.A39];[$Feuille3.$A$2:.$H$10];6;0)" office:value-type="float" office:value="0.14" calcext:value-type="float">
            <text:p>0,14</text:p>
          </table:table-cell>
          <table:table-cell table:formula="of:=(1/(1+[$Feuille3.$B$13]))*((1-(1/(1+[$Feuille3.$B$13]))^[.G39])/(1-(1/(1+[$Feuille3.$B$13]))))" office:value-type="float" office:value="13.800746294034" calcext:value-type="float">
            <text:p>13,800746294</text:p>
          </table:table-cell>
          <table:table-cell table:formula="of:=[.D39]/[.J39]" office:value-type="float" office:value="6.79504992844604" calcext:value-type="float">
            <text:p>6,7950499284</text:p>
          </table:table-cell>
          <table:table-cell table:formula="of:=[.K39]+[.C39]*(1-[.E39])" office:value-type="float" office:value="33.4037878189914" calcext:value-type="float">
            <text:p>33,403787819</text:p>
          </table:table-cell>
          <table:table-cell table:formula="of:=([.F39]/[.I39])^(-1/[$Feuille3.$B$14])*[.H39]-[.K39]-[.C39]*(1-[.E39])" office:value-type="float" office:value="2.4368911634019" calcext:value-type="float">
            <text:p>2,4368911634</text:p>
          </table:table-cell>
          <table:table-cell table:formula="of:=[.L39]+[.M39]" office:value-type="float" office:value="35.8406789823933" calcext:value-type="float">
            <text:p>35,8406789824</text:p>
          </table:table-cell>
          <table:table-cell table:style-name="ce3" table:formula="of:=[.M39]/[.N39]" office:value-type="percentage" office:value="0.0679923269477964" calcext:value-type="percentage">
            <text:p>6,8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83.4617138486913" calcext:value-type="float">
            <text:p>83,4617138487</text:p>
          </table:table-cell>
          <table:table-cell table:style-name="ce1" office:value-type="float" office:value="0.121360223775524" calcext:value-type="float">
            <text:p>0,1213602238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0];[$Feuille3.$A$2:.$H$10];8;0)" office:value-type="float" office:value="34.3645154087129" calcext:value-type="float">
            <text:p>34,3645154087</text:p>
          </table:table-cell>
          <table:table-cell table:formula="of:=VLOOKUP([.A40];[$Feuille3.$A$2:.$H$10];6;0)" office:value-type="float" office:value="0.14" calcext:value-type="float">
            <text:p>0,14</text:p>
          </table:table-cell>
          <table:table-cell table:formula="of:=(1/(1+[$Feuille3.$B$13]))*((1-(1/(1+[$Feuille3.$B$13]))^[.G40])/(1-(1/(1+[$Feuille3.$B$13]))))" office:value-type="float" office:value="10.5940142455162" calcext:value-type="float">
            <text:p>10,5940142455</text:p>
          </table:table-cell>
          <table:table-cell table:formula="of:=[.D40]/[.J40]" office:value-type="float" office:value="7.87819535772437" calcext:value-type="float">
            <text:p>7,8781953577</text:p>
          </table:table-cell>
          <table:table-cell table:formula="of:=[.K40]+[.C40]*(1-[.E40])" office:value-type="float" office:value="45.1013436960306" calcext:value-type="float">
            <text:p>45,101343696</text:p>
          </table:table-cell>
          <table:table-cell table:formula="of:=([.F40]/[.I40])^(-1/[$Feuille3.$B$14])*[.H40]-[.K40]-[.C40]*(1-[.E40])" office:value-type="float" office:value="-11.0319173427096" calcext:value-type="float">
            <text:p>-11,0319173427</text:p>
          </table:table-cell>
          <table:table-cell table:formula="of:=[.L40]+[.M40]" office:value-type="float" office:value="34.069426353321" calcext:value-type="float">
            <text:p>34,0694263533</text:p>
          </table:table-cell>
          <table:table-cell table:style-name="ce3" table:formula="of:=[.M40]/[.N40]" office:value-type="percentage" office:value="-0.323806959010751" calcext:value-type="percentage">
            <text:p>-32,3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71.2885786406269" calcext:value-type="float">
            <text:p>71,2885786406</text:p>
          </table:table-cell>
          <table:table-cell table:style-name="ce1" office:value-type="float" office:value="0.0915658849544633" calcext:value-type="float">
            <text:p>0,091565885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1];[$Feuille3.$A$2:.$H$10];8;0)" office:value-type="float" office:value="34.3645154087129" calcext:value-type="float">
            <text:p>34,3645154087</text:p>
          </table:table-cell>
          <table:table-cell table:formula="of:=VLOOKUP([.A41];[$Feuille3.$A$2:.$H$10];6;0)" office:value-type="float" office:value="0.14" calcext:value-type="float">
            <text:p>0,14</text:p>
          </table:table-cell>
          <table:table-cell table:formula="of:=(1/(1+[$Feuille3.$B$13]))*((1-(1/(1+[$Feuille3.$B$13]))^[.G41])/(1-(1/(1+[$Feuille3.$B$13]))))" office:value-type="float" office:value="10.5940142455162" calcext:value-type="float">
            <text:p>10,5940142455</text:p>
          </table:table-cell>
          <table:table-cell table:formula="of:=[.D41]/[.J41]" office:value-type="float" office:value="6.72913750996694" calcext:value-type="float">
            <text:p>6,72913751</text:p>
          </table:table-cell>
          <table:table-cell table:formula="of:=[.K41]+[.C41]*(1-[.E41])" office:value-type="float" office:value="45.2145085743414" calcext:value-type="float">
            <text:p>45,2145085743</text:p>
          </table:table-cell>
          <table:table-cell table:formula="of:=([.F41]/[.I41])^(-1/[$Feuille3.$B$14])*[.H41]-[.K41]-[.C41]*(1-[.E41])" office:value-type="float" office:value="-11.1450822210205" calcext:value-type="float">
            <text:p>-11,145082221</text:p>
          </table:table-cell>
          <table:table-cell table:formula="of:=[.L41]+[.M41]" office:value-type="float" office:value="34.069426353321" calcext:value-type="float">
            <text:p>34,0694263533</text:p>
          </table:table-cell>
          <table:table-cell table:style-name="ce3" table:formula="of:=[.M41]/[.N41]" office:value-type="percentage" office:value="-0.327128555245958" calcext:value-type="percentage">
            <text:p>-32,7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6.6981480304124" calcext:value-type="float">
            <text:p>36,6981480304</text:p>
          </table:table-cell>
          <table:table-cell table:style-name="ce1" office:value-type="float" office:value="0.065515658599338" calcext:value-type="float">
            <text:p>0,065515658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2];[$Feuille3.$A$2:.$H$10];8;0)" office:value-type="float" office:value="34.3645154087129" calcext:value-type="float">
            <text:p>34,3645154087</text:p>
          </table:table-cell>
          <table:table-cell table:formula="of:=VLOOKUP([.A42];[$Feuille3.$A$2:.$H$10];6;0)" office:value-type="float" office:value="0.14" calcext:value-type="float">
            <text:p>0,14</text:p>
          </table:table-cell>
          <table:table-cell table:formula="of:=(1/(1+[$Feuille3.$B$13]))*((1-(1/(1+[$Feuille3.$B$13]))^[.G42])/(1-(1/(1+[$Feuille3.$B$13]))))" office:value-type="float" office:value="10.5940142455162" calcext:value-type="float">
            <text:p>10,5940142455</text:p>
          </table:table-cell>
          <table:table-cell table:formula="of:=[.D42]/[.J42]" office:value-type="float" office:value="3.46404556194972" calcext:value-type="float">
            <text:p>3,4640455619</text:p>
          </table:table-cell>
          <table:table-cell table:formula="of:=[.K42]+[.C42]*(1-[.E42])" office:value-type="float" office:value="43.0530218421386" calcext:value-type="float">
            <text:p>43,0530218421</text:p>
          </table:table-cell>
          <table:table-cell table:formula="of:=([.F42]/[.I42])^(-1/[$Feuille3.$B$14])*[.H42]-[.K42]-[.C42]*(1-[.E42])" office:value-type="float" office:value="-10.1869743040832" calcext:value-type="float">
            <text:p>-10,1869743041</text:p>
          </table:table-cell>
          <table:table-cell table:formula="of:=[.L42]+[.M42]" office:value-type="float" office:value="32.8660475380553" calcext:value-type="float">
            <text:p>32,8660475381</text:p>
          </table:table-cell>
          <table:table-cell table:style-name="ce3" table:formula="of:=[.M42]/[.N42]" office:value-type="percentage" office:value="-0.309954347029037" calcext:value-type="percentage">
            <text:p>-31,0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35.139628030528" calcext:value-type="float">
            <text:p>35,1396280305</text:p>
          </table:table-cell>
          <table:table-cell table:style-name="ce1" office:value-type="float" office:value="0.0506143688632011" calcext:value-type="float">
            <text:p>0,050614368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3];[$Feuille3.$A$2:.$H$10];8;0)" office:value-type="float" office:value="34.3645154087129" calcext:value-type="float">
            <text:p>34,3645154087</text:p>
          </table:table-cell>
          <table:table-cell table:formula="of:=VLOOKUP([.A43];[$Feuille3.$A$2:.$H$10];6;0)" office:value-type="float" office:value="0.14" calcext:value-type="float">
            <text:p>0,14</text:p>
          </table:table-cell>
          <table:table-cell table:formula="of:=(1/(1+[$Feuille3.$B$13]))*((1-(1/(1+[$Feuille3.$B$13]))^[.G43])/(1-(1/(1+[$Feuille3.$B$13]))))" office:value-type="float" office:value="10.5940142455162" calcext:value-type="float">
            <text:p>10,5940142455</text:p>
          </table:table-cell>
          <table:table-cell table:formula="of:=[.D43]/[.J43]" office:value-type="float" office:value="3.31693229933126" calcext:value-type="float">
            <text:p>3,3169322993</text:p>
          </table:table-cell>
          <table:table-cell table:formula="of:=[.K43]+[.C43]*(1-[.E43])" office:value-type="float" office:value="43.5371944981519" calcext:value-type="float">
            <text:p>43,5371944982</text:p>
          </table:table-cell>
          <table:table-cell table:formula="of:=([.F43]/[.I43])^(-1/[$Feuille3.$B$14])*[.H43]-[.K43]-[.C43]*(1-[.E43])" office:value-type="float" office:value="-10.6711469600966" calcext:value-type="float">
            <text:p>-10,6711469601</text:p>
          </table:table-cell>
          <table:table-cell table:formula="of:=[.L43]+[.M43]" office:value-type="float" office:value="32.8660475380553" calcext:value-type="float">
            <text:p>32,8660475381</text:p>
          </table:table-cell>
          <table:table-cell table:style-name="ce3" table:formula="of:=[.M43]/[.N43]" office:value-type="percentage" office:value="-0.324686044092784" calcext:value-type="percentage">
            <text:p>-32,4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116.64280338275" calcext:value-type="float">
            <text:p>116,6428033828</text:p>
          </table:table-cell>
          <table:table-cell table:style-name="ce1" office:value-type="float" office:value="0.511741684355641" calcext:value-type="float">
            <text:p>0,511741684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44];[$Feuille3.$A$2:.$H$10];8;0)" office:value-type="float" office:value="12.2496470513333" calcext:value-type="float">
            <text:p>12,2496470513</text:p>
          </table:table-cell>
          <table:table-cell table:formula="of:=VLOOKUP([.A44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4])/(1-(1/(1+[$Feuille3.$B$13]))))" office:value-type="float" office:value="13.800746294034" calcext:value-type="float">
            <text:p>13,800746294</text:p>
          </table:table-cell>
          <table:table-cell table:formula="of:=[.D44]/[.J44]" office:value-type="float" office:value="8.45191998299211" calcext:value-type="float">
            <text:p>8,451919983</text:p>
          </table:table-cell>
          <table:table-cell table:formula="of:=[.K44]+[.C44]*(1-[.E44])" office:value-type="float" office:value="18.3389785445223" calcext:value-type="float">
            <text:p>18,3389785445</text:p>
          </table:table-cell>
          <table:table-cell table:formula="of:=([.F44]/[.I44])^(-1/[$Feuille3.$B$14])*[.H44]-[.K44]-[.C44]*(1-[.E44])" office:value-type="float" office:value="14.9841396698023" calcext:value-type="float">
            <text:p>14,9841396698</text:p>
          </table:table-cell>
          <table:table-cell table:formula="of:=[.L44]+[.M44]" office:value-type="float" office:value="33.3231182143247" calcext:value-type="float">
            <text:p>33,3231182143</text:p>
          </table:table-cell>
          <table:table-cell table:style-name="ce3" table:formula="of:=[.M44]/[.N44]" office:value-type="percentage" office:value="0.449661990616504" calcext:value-type="percentage">
            <text:p>44,9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NS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93.7767601177775" calcext:value-type="float">
            <text:p>93,7767601178</text:p>
          </table:table-cell>
          <table:table-cell table:style-name="ce1" office:value-type="float" office:value="0.371909777935018" calcext:value-type="float">
            <text:p>0,371909777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0" calcext:value-type="float">
            <text:p>50</text:p>
          </table:table-cell>
          <table:table-cell table:formula="of:=VLOOKUP([.A45];[$Feuille3.$A$2:.$H$10];8;0)" office:value-type="float" office:value="12.2496470513333" calcext:value-type="float">
            <text:p>12,2496470513</text:p>
          </table:table-cell>
          <table:table-cell table:formula="of:=VLOOKUP([.A45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5])/(1-(1/(1+[$Feuille3.$B$13]))))" office:value-type="float" office:value="13.800746294034" calcext:value-type="float">
            <text:p>13,800746294</text:p>
          </table:table-cell>
          <table:table-cell table:formula="of:=[.D45]/[.J45]" office:value-type="float" office:value="6.79504992844604" calcext:value-type="float">
            <text:p>6,7950499284</text:p>
          </table:table-cell>
          <table:table-cell table:formula="of:=[.K45]+[.C45]*(1-[.E45])" office:value-type="float" office:value="19.513655241467" calcext:value-type="float">
            <text:p>19,5136552415</text:p>
          </table:table-cell>
          <table:table-cell table:formula="of:=([.F45]/[.I45])^(-1/[$Feuille3.$B$14])*[.H45]-[.K45]-[.C45]*(1-[.E45])" office:value-type="float" office:value="-5.46141280714898" calcext:value-type="float">
            <text:p>-5,4614128071</text:p>
          </table:table-cell>
          <table:table-cell table:formula="of:=[.L45]+[.M45]" office:value-type="float" office:value="14.052242434318" calcext:value-type="float">
            <text:p>14,0522424343</text:p>
          </table:table-cell>
          <table:table-cell table:style-name="ce3" table:formula="of:=[.M45]/[.N45]" office:value-type="percentage" office:value="-0.388650625170774" calcext:value-type="percentage">
            <text:p>-38,8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83.4617138486913" calcext:value-type="float">
            <text:p>83,4617138487</text:p>
          </table:table-cell>
          <table:table-cell table:style-name="ce1" office:value-type="float" office:value="0.121360223775524" calcext:value-type="float">
            <text:p>0,1213602238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6];[$Feuille3.$A$2:.$H$10];8;0)" office:value-type="float" office:value="12.2496470513333" calcext:value-type="float">
            <text:p>12,2496470513</text:p>
          </table:table-cell>
          <table:table-cell table:formula="of:=VLOOKUP([.A46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6])/(1-(1/(1+[$Feuille3.$B$13]))))" office:value-type="float" office:value="10.5940142455162" calcext:value-type="float">
            <text:p>10,5940142455</text:p>
          </table:table-cell>
          <table:table-cell table:formula="of:=[.D46]/[.J46]" office:value-type="float" office:value="7.87819535772437" calcext:value-type="float">
            <text:p>7,8781953577</text:p>
          </table:table-cell>
          <table:table-cell table:formula="of:=[.K46]+[.C46]*(1-[.E46])" office:value-type="float" office:value="25.6703407112688" calcext:value-type="float">
            <text:p>25,6703407113</text:p>
          </table:table-cell>
          <table:table-cell table:formula="of:=([.F46]/[.I46])^(-1/[$Feuille3.$B$14])*[.H46]-[.K46]-[.C46]*(1-[.E46])" office:value-type="float" office:value="-11.6180982769508" calcext:value-type="float">
            <text:p>-11,618098277</text:p>
          </table:table-cell>
          <table:table-cell table:formula="of:=[.L46]+[.M46]" office:value-type="float" office:value="14.052242434318" calcext:value-type="float">
            <text:p>14,0522424343</text:p>
          </table:table-cell>
          <table:table-cell table:style-name="ce3" table:formula="of:=[.M46]/[.N46]" office:value-type="percentage" office:value="-0.826778952274363" calcext:value-type="percentage">
            <text:p>-82,6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_MUR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71.2885786406269" calcext:value-type="float">
            <text:p>71,2885786406</text:p>
          </table:table-cell>
          <table:table-cell table:style-name="ce1" office:value-type="float" office:value="0.0915658849544633" calcext:value-type="float">
            <text:p>0,09156588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7];[$Feuille3.$A$2:.$H$10];8;0)" office:value-type="float" office:value="12.2496470513333" calcext:value-type="float">
            <text:p>12,2496470513</text:p>
          </table:table-cell>
          <table:table-cell table:formula="of:=VLOOKUP([.A47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7])/(1-(1/(1+[$Feuille3.$B$13]))))" office:value-type="float" office:value="10.5940142455162" calcext:value-type="float">
            <text:p>10,5940142455</text:p>
          </table:table-cell>
          <table:table-cell table:formula="of:=[.D47]/[.J47]" office:value-type="float" office:value="6.72913750996694" calcext:value-type="float">
            <text:p>6,72913751</text:p>
          </table:table-cell>
          <table:table-cell table:formula="of:=[.K47]+[.C47]*(1-[.E47])" office:value-type="float" office:value="25.1246077087567" calcext:value-type="float">
            <text:p>25,1246077088</text:p>
          </table:table-cell>
          <table:table-cell table:formula="of:=([.F47]/[.I47])^(-1/[$Feuille3.$B$14])*[.H47]-[.K47]-[.C47]*(1-[.E47])" office:value-type="float" office:value="-11.0723652744387" calcext:value-type="float">
            <text:p>-11,0723652744</text:p>
          </table:table-cell>
          <table:table-cell table:formula="of:=[.L47]+[.M47]" office:value-type="float" office:value="14.052242434318" calcext:value-type="float">
            <text:p>14,0522424343</text:p>
          </table:table-cell>
          <table:table-cell table:style-name="ce3" table:formula="of:=[.M47]/[.N47]" office:value-type="percentage" office:value="-0.787942944066927" calcext:value-type="percentage">
            <text:p>-78,7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BBC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36.6981480304124" calcext:value-type="float">
            <text:p>36,6981480304</text:p>
          </table:table-cell>
          <table:table-cell table:style-name="ce1" office:value-type="float" office:value="0.065515658599338" calcext:value-type="float">
            <text:p>0,0655156586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8];[$Feuille3.$A$2:.$H$10];8;0)" office:value-type="float" office:value="12.2496470513333" calcext:value-type="float">
            <text:p>12,2496470513</text:p>
          </table:table-cell>
          <table:table-cell table:formula="of:=VLOOKUP([.A48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8])/(1-(1/(1+[$Feuille3.$B$13]))))" office:value-type="float" office:value="10.5940142455162" calcext:value-type="float">
            <text:p>10,5940142455</text:p>
          </table:table-cell>
          <table:table-cell table:formula="of:=[.D48]/[.J48]" office:value-type="float" office:value="3.46404556194972" calcext:value-type="float">
            <text:p>3,4640455619</text:p>
          </table:table-cell>
          <table:table-cell table:formula="of:=[.K48]+[.C48]*(1-[.E48])" office:value-type="float" office:value="22.3870236500303" calcext:value-type="float">
            <text:p>22,38702365</text:p>
          </table:table-cell>
          <table:table-cell table:formula="of:=([.F48]/[.I48])^(-1/[$Feuille3.$B$14])*[.H48]-[.K48]-[.C48]*(1-[.E48])" office:value-type="float" office:value="-9.02924549660318" calcext:value-type="float">
            <text:p>-9,0292454966</text:p>
          </table:table-cell>
          <table:table-cell table:formula="of:=[.L48]+[.M48]" office:value-type="float" office:value="13.3577781534272" calcext:value-type="float">
            <text:p>13,3577781534</text:p>
          </table:table-cell>
          <table:table-cell table:style-name="ce3" table:formula="of:=[.M48]/[.N48]" office:value-type="percentage" office:value="-0.675954143937222" calcext:value-type="percentage">
            <text:p>-67,6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FENMOD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35.139628030528" calcext:value-type="float">
            <text:p>35,1396280305</text:p>
          </table:table-cell>
          <table:table-cell table:style-name="ce1" office:value-type="float" office:value="0.0506143688632011" calcext:value-type="float">
            <text:p>0,0506143689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20" calcext:value-type="float">
            <text:p>20</text:p>
          </table:table-cell>
          <table:table-cell table:formula="of:=VLOOKUP([.A49];[$Feuille3.$A$2:.$H$10];8;0)" office:value-type="float" office:value="12.2496470513333" calcext:value-type="float">
            <text:p>12,2496470513</text:p>
          </table:table-cell>
          <table:table-cell table:formula="of:=VLOOKUP([.A49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49])/(1-(1/(1+[$Feuille3.$B$13]))))" office:value-type="float" office:value="10.5940142455162" calcext:value-type="float">
            <text:p>10,5940142455</text:p>
          </table:table-cell>
          <table:table-cell table:formula="of:=[.D49]/[.J49]" office:value-type="float" office:value="3.31693229933126" calcext:value-type="float">
            <text:p>3,3169322993</text:p>
          </table:table-cell>
          <table:table-cell table:formula="of:=[.K49]+[.C49]*(1-[.E49])" office:value-type="float" office:value="22.5416562451738" calcext:value-type="float">
            <text:p>22,5416562452</text:p>
          </table:table-cell>
          <table:table-cell table:formula="of:=([.F49]/[.I49])^(-1/[$Feuille3.$B$14])*[.H49]-[.K49]-[.C49]*(1-[.E49])" office:value-type="float" office:value="-9.18387809174667" calcext:value-type="float">
            <text:p>-9,1838780917</text:p>
          </table:table-cell>
          <table:table-cell table:formula="of:=[.L49]+[.M49]" office:value-type="float" office:value="13.3577781534272" calcext:value-type="float">
            <text:p>13,3577781534</text:p>
          </table:table-cell>
          <table:table-cell table:style-name="ce3" table:formula="of:=[.M49]/[.N49]" office:value-type="percentage" office:value="-0.68753036517457" calcext:value-type="percentage">
            <text:p>-68,7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0];[$Feuille3.$A$2:.$H$10];8;0)" office:value-type="float" office:value="27.9649741621422" calcext:value-type="float">
            <text:p>27,9649741621</text:p>
          </table:table-cell>
          <table:table-cell table:formula="of:=VLOOKUP([.A50];[$Feuille3.$A$2:.$H$10];6;0)" office:value-type="float" office:value="0.28" calcext:value-type="float">
            <text:p>0,28</text:p>
          </table:table-cell>
          <table:table-cell table:formula="of:=(1/(1+[$Feuille3.$B$13]))*((1-(1/(1+[$Feuille3.$B$13]))^[.G50])/(1-(1/(1+[$Feuille3.$B$13]))))" office:value-type="float" office:value="7.0235815409326" calcext:value-type="float">
            <text:p>7,0235815409</text:p>
          </table:table-cell>
          <table:table-cell table:formula="of:=[.D50]/[.J50]" office:value-type="float" office:value="2.84755005454729" calcext:value-type="float">
            <text:p>2,8475500545</text:p>
          </table:table-cell>
          <table:table-cell table:formula="of:=[.K50]+[.C50]*(1-[.E50])" office:value-type="float" office:value="33.4177780921131" calcext:value-type="float">
            <text:p>33,4177780921</text:p>
          </table:table-cell>
          <table:table-cell table:formula="of:=([.F50]/[.I50])^(-1/[$Feuille3.$B$14])*[.H50]-[.K50]-[.C50]*(1-[.E50])" office:value-type="float" office:value="-1.61176917843289" calcext:value-type="float">
            <text:p>-1,6117691784</text:p>
          </table:table-cell>
          <table:table-cell table:formula="of:=[.L50]+[.M50]" office:value-type="float" office:value="31.8060089136802" calcext:value-type="float">
            <text:p>31,8060089137</text:p>
          </table:table-cell>
          <table:table-cell table:style-name="ce3" table:formula="of:=[.M50]/[.N50]" office:value-type="percentage" office:value="-0.0506749898362649" calcext:value-type="percentage">
            <text:p>-5,07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1];[$Feuille3.$A$2:.$H$10];8;0)" office:value-type="float" office:value="87.4300893354939" calcext:value-type="float">
            <text:p>87,4300893355</text:p>
          </table:table-cell>
          <table:table-cell table:formula="of:=VLOOKUP([.A51];[$Feuille3.$A$2:.$H$10];6;0)" office:value-type="float" office:value="0.28" calcext:value-type="float">
            <text:p>0,28</text:p>
          </table:table-cell>
          <table:table-cell table:formula="of:=(1/(1+[$Feuille3.$B$13]))*((1-(1/(1+[$Feuille3.$B$13]))^[.G51])/(1-(1/(1+[$Feuille3.$B$13]))))" office:value-type="float" office:value="7.0235815409326" calcext:value-type="float">
            <text:p>7,0235815409</text:p>
          </table:table-cell>
          <table:table-cell table:formula="of:=[.D51]/[.J51]" office:value-type="float" office:value="2.84755005454729" calcext:value-type="float">
            <text:p>2,8475500545</text:p>
          </table:table-cell>
          <table:table-cell table:formula="of:=[.K51]+[.C51]*(1-[.E51])" office:value-type="float" office:value="83.963125989462" calcext:value-type="float">
            <text:p>83,9631259895</text:p>
          </table:table-cell>
          <table:table-cell table:formula="of:=([.F51]/[.I51])^(-1/[$Feuille3.$B$14])*[.H51]-[.K51]-[.C51]*(1-[.E51])" office:value-type="float" office:value="7.22261395206235" calcext:value-type="float">
            <text:p>7,2226139521</text:p>
          </table:table-cell>
          <table:table-cell table:formula="of:=[.L51]+[.M51]" office:value-type="float" office:value="91.1857399415244" calcext:value-type="float">
            <text:p>91,1857399415</text:p>
          </table:table-cell>
          <table:table-cell table:style-name="ce3" table:formula="of:=[.M51]/[.N51]" office:value-type="percentage" office:value="0.0792077133627919" calcext:value-type="percentage">
            <text:p>7,92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2];[$Feuille3.$A$2:.$H$10];8;0)" office:value-type="float" office:value="36.5350376358407" calcext:value-type="float">
            <text:p>36,5350376358</text:p>
          </table:table-cell>
          <table:table-cell table:formula="of:=VLOOKUP([.A52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52])/(1-(1/(1+[$Feuille3.$B$13]))))" office:value-type="float" office:value="7.0235815409326" calcext:value-type="float">
            <text:p>7,0235815409</text:p>
          </table:table-cell>
          <table:table-cell table:formula="of:=[.D52]/[.J52]" office:value-type="float" office:value="2.84755005454729" calcext:value-type="float">
            <text:p>2,8475500545</text:p>
          </table:table-cell>
          <table:table-cell table:formula="of:=[.K52]+[.C52]*(1-[.E52])" office:value-type="float" office:value="40.7023320447568" calcext:value-type="float">
            <text:p>40,7023320448</text:p>
          </table:table-cell>
          <table:table-cell table:formula="of:=([.F52]/[.I52])^(-1/[$Feuille3.$B$14])*[.H52]-[.K52]-[.C52]*(1-[.E52])" office:value-type="float" office:value="-4.64631024300134" calcext:value-type="float">
            <text:p>-4,646310243</text:p>
          </table:table-cell>
          <table:table-cell table:formula="of:=[.L52]+[.M52]" office:value-type="float" office:value="36.0560218017555" calcext:value-type="float">
            <text:p>36,0560218018</text:p>
          </table:table-cell>
          <table:table-cell table:style-name="ce3" table:formula="of:=[.M52]/[.N52]" office:value-type="percentage" office:value="-0.128863640823934" calcext:value-type="percentage">
            <text:p>-12,89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3];[$Feuille3.$A$2:.$H$10];8;0)" office:value-type="float" office:value="3.23445621889034" calcext:value-type="float">
            <text:p>3,2344562189</text:p>
          </table:table-cell>
          <table:table-cell table:formula="of:=VLOOKUP([.A53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53])/(1-(1/(1+[$Feuille3.$B$13]))))" office:value-type="float" office:value="7.0235815409326" calcext:value-type="float">
            <text:p>7,0235815409</text:p>
          </table:table-cell>
          <table:table-cell table:formula="of:=[.D53]/[.J53]" office:value-type="float" office:value="2.84755005454729" calcext:value-type="float">
            <text:p>2,8475500545</text:p>
          </table:table-cell>
          <table:table-cell table:formula="of:=[.K53]+[.C53]*(1-[.E53])" office:value-type="float" office:value="12.396837840349" calcext:value-type="float">
            <text:p>12,3968378403</text:p>
          </table:table-cell>
          <table:table-cell table:formula="of:=([.F53]/[.I53])^(-1/[$Feuille3.$B$14])*[.H53]-[.K53]-[.C53]*(1-[.E53])" office:value-type="float" office:value="-6.16877110421567" calcext:value-type="float">
            <text:p>-6,1687711042</text:p>
          </table:table-cell>
          <table:table-cell table:formula="of:=[.L53]+[.M53]" office:value-type="float" office:value="6.22806673613329" calcext:value-type="float">
            <text:p>6,2280667361</text:p>
          </table:table-cell>
          <table:table-cell table:style-name="ce3" table:formula="of:=[.M53]/[.N53]" office:value-type="percentage" office:value="-0.990479287645778" calcext:value-type="percentage">
            <text:p>-99,0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4];[$Feuille3.$A$2:.$H$10];8;0)" office:value-type="float" office:value="15.5477071725207" calcext:value-type="float">
            <text:p>15,5477071725</text:p>
          </table:table-cell>
          <table:table-cell table:formula="of:=VLOOKUP([.A54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54])/(1-(1/(1+[$Feuille3.$B$13]))))" office:value-type="float" office:value="7.0235815409326" calcext:value-type="float">
            <text:p>7,0235815409</text:p>
          </table:table-cell>
          <table:table-cell table:formula="of:=[.D54]/[.J54]" office:value-type="float" office:value="2.84755005454729" calcext:value-type="float">
            <text:p>2,8475500545</text:p>
          </table:table-cell>
          <table:table-cell table:formula="of:=[.K54]+[.C54]*(1-[.E54])" office:value-type="float" office:value="22.8631011509348" calcext:value-type="float">
            <text:p>22,8631011509</text:p>
          </table:table-cell>
          <table:table-cell table:formula="of:=([.F54]/[.I54])^(-1/[$Feuille3.$B$14])*[.H54]-[.K54]-[.C54]*(1-[.E54])" office:value-type="float" office:value="-4.37499349226339" calcext:value-type="float">
            <text:p>-4,3749934923</text:p>
          </table:table-cell>
          <table:table-cell table:formula="of:=[.L54]+[.M54]" office:value-type="float" office:value="18.4881076586714" calcext:value-type="float">
            <text:p>18,4881076587</text:p>
          </table:table-cell>
          <table:table-cell table:style-name="ce3" table:formula="of:=[.M54]/[.N54]" office:value-type="percentage" office:value="-0.236638252710055" calcext:value-type="percentage">
            <text:p>-23,6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5];[$Feuille3.$A$2:.$H$10];8;0)" office:value-type="float" office:value="20.7005606896207" calcext:value-type="float">
            <text:p>20,7005606896</text:p>
          </table:table-cell>
          <table:table-cell table:formula="of:=VLOOKUP([.A55];[$Feuille3.$A$2:.$H$10];6;0)" office:value-type="float" office:value="0.39" calcext:value-type="float">
            <text:p>0,39</text:p>
          </table:table-cell>
          <table:table-cell table:formula="of:=(1/(1+[$Feuille3.$B$13]))*((1-(1/(1+[$Feuille3.$B$13]))^[.G55])/(1-(1/(1+[$Feuille3.$B$13]))))" office:value-type="float" office:value="7.0235815409326" calcext:value-type="float">
            <text:p>7,0235815409</text:p>
          </table:table-cell>
          <table:table-cell table:formula="of:=[.D55]/[.J55]" office:value-type="float" office:value="2.84755005454729" calcext:value-type="float">
            <text:p>2,8475500545</text:p>
          </table:table-cell>
          <table:table-cell table:formula="of:=[.K55]+[.C55]*(1-[.E55])" office:value-type="float" office:value="27.2430266404698" calcext:value-type="float">
            <text:p>27,2430266405</text:p>
          </table:table-cell>
          <table:table-cell table:formula="of:=([.F55]/[.I55])^(-1/[$Feuille3.$B$14])*[.H55]-[.K55]-[.C55]*(1-[.E55])" office:value-type="float" office:value="-0.482544479489917" calcext:value-type="float">
            <text:p>-0,4825444795</text:p>
          </table:table-cell>
          <table:table-cell table:formula="of:=[.L55]+[.M55]" office:value-type="float" office:value="26.7604821609799" calcext:value-type="float">
            <text:p>26,760482161</text:p>
          </table:table-cell>
          <table:table-cell table:style-name="ce3" table:formula="of:=[.M55]/[.N55]" office:value-type="percentage" office:value="-0.0180319800139299" calcext:value-type="percentage">
            <text:p>-1,8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6];[$Feuille3.$A$2:.$H$10];8;0)" office:value-type="float" office:value="34.3645154087129" calcext:value-type="float">
            <text:p>34,3645154087</text:p>
          </table:table-cell>
          <table:table-cell table:formula="of:=VLOOKUP([.A56];[$Feuille3.$A$2:.$H$10];6;0)" office:value-type="float" office:value="0.14" calcext:value-type="float">
            <text:p>0,14</text:p>
          </table:table-cell>
          <table:table-cell table:formula="of:=(1/(1+[$Feuille3.$B$13]))*((1-(1/(1+[$Feuille3.$B$13]))^[.G56])/(1-(1/(1+[$Feuille3.$B$13]))))" office:value-type="float" office:value="7.0235815409326" calcext:value-type="float">
            <text:p>7,0235815409</text:p>
          </table:table-cell>
          <table:table-cell table:formula="of:=[.D56]/[.J56]" office:value-type="float" office:value="2.84755005454729" calcext:value-type="float">
            <text:p>2,8475500545</text:p>
          </table:table-cell>
          <table:table-cell table:formula="of:=[.K56]+[.C56]*(1-[.E56])" office:value-type="float" office:value="38.8573881516982" calcext:value-type="float">
            <text:p>38,8573881517</text:p>
          </table:table-cell>
          <table:table-cell table:formula="of:=([.F56]/[.I56])^(-1/[$Feuille3.$B$14])*[.H56]-[.K56]-[.C56]*(1-[.E56])" office:value-type="float" office:value="0.227149422574897" calcext:value-type="float">
            <text:p>0,2271494226</text:p>
          </table:table-cell>
          <table:table-cell table:formula="of:=[.L56]+[.M56]" office:value-type="float" office:value="39.0845375742731" calcext:value-type="float">
            <text:p>39,0845375743</text:p>
          </table:table-cell>
          <table:table-cell table:style-name="ce3" table:formula="of:=[.M56]/[.N56]" office:value-type="percentage" office:value="0.0058117464519886" calcext:value-type="percentage">
            <text:p>0,5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GTB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0" calcext:value-type="float">
            <text:p>10</text:p>
          </table:table-cell>
          <table:table-cell table:formula="of:=VLOOKUP([.A57];[$Feuille3.$A$2:.$H$10];8;0)" office:value-type="float" office:value="12.2496470513333" calcext:value-type="float">
            <text:p>12,2496470513</text:p>
          </table:table-cell>
          <table:table-cell table:formula="of:=VLOOKUP([.A57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57])/(1-(1/(1+[$Feuille3.$B$13]))))" office:value-type="float" office:value="7.0235815409326" calcext:value-type="float">
            <text:p>7,0235815409</text:p>
          </table:table-cell>
          <table:table-cell table:formula="of:=[.D57]/[.J57]" office:value-type="float" office:value="2.84755005454729" calcext:value-type="float">
            <text:p>2,8475500545</text:p>
          </table:table-cell>
          <table:table-cell table:formula="of:=[.K57]+[.C57]*(1-[.E57])" office:value-type="float" office:value="20.0597500479255" calcext:value-type="float">
            <text:p>20,0597500479</text:p>
          </table:table-cell>
          <table:table-cell table:formula="of:=([.F57]/[.I57])^(-1/[$Feuille3.$B$14])*[.H57]-[.K57]-[.C57]*(1-[.E57])" office:value-type="float" office:value="-6.00750761360751" calcext:value-type="float">
            <text:p>-6,0075076136</text:p>
          </table:table-cell>
          <table:table-cell table:formula="of:=[.L57]+[.M57]" office:value-type="float" office:value="14.052242434318" calcext:value-type="float">
            <text:p>14,0522424343</text:p>
          </table:table-cell>
          <table:table-cell table:style-name="ce3" table:formula="of:=[.M57]/[.N57]" office:value-type="percentage" office:value="-0.427512380439447" calcext:value-type="percentage">
            <text:p>-42,7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reaux Administration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58];[$Feuille3.$A$2:.$H$10];8;0)" office:value-type="float" office:value="27.9649741621422" calcext:value-type="float">
            <text:p>27,9649741621</text:p>
          </table:table-cell>
          <table:table-cell table:formula="of:=VLOOKUP([.A58];[$Feuille3.$A$2:.$H$10];6;0)" office:value-type="float" office:value="0.28" calcext:value-type="float">
            <text:p>0,28</text:p>
          </table:table-cell>
          <table:table-cell table:formula="of:=(1/(1+[$Feuille3.$B$13]))*((1-(1/(1+[$Feuille3.$B$13]))^[.G58])/(1-(1/(1+[$Feuille3.$B$13]))))" office:value-type="float" office:value="0.934579439252336" calcext:value-type="float">
            <text:p>0,9345794393</text:p>
          </table:table-cell>
          <table:table-cell table:formula="of:=[.D58]/[.J58]" office:value-type="float" office:value="0" calcext:value-type="float">
            <text:p>0</text:p>
          </table:table-cell>
          <table:table-cell table:formula="of:=[.K58]+[.C58]*(1-[.E58])" office:value-type="float" office:value="35.9649741618421" calcext:value-type="float">
            <text:p>35,9649741618</text:p>
          </table:table-cell>
          <table:table-cell table:formula="of:=([.F58]/[.I58])^(-1/[$Feuille3.$B$14])*[.H58]-[.K58]-[.C58]*(1-[.E58])" office:value-type="float" office:value="-7.99999999969986" calcext:value-type="float">
            <text:p>-7,9999999997</text:p>
          </table:table-cell>
          <table:table-cell table:formula="of:=[.L58]+[.M58]" office:value-type="float" office:value="27.9649741621422" calcext:value-type="float">
            <text:p>27,9649741621</text:p>
          </table:table-cell>
          <table:table-cell table:style-name="ce3" table:formula="of:=[.M58]/[.N58]" office:value-type="percentage" office:value="-0.286072139860222" calcext:value-type="percentage">
            <text:p>-28,61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fé Hôtel Restauran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59];[$Feuille3.$A$2:.$H$10];8;0)" office:value-type="float" office:value="87.4300893354939" calcext:value-type="float">
            <text:p>87,4300893355</text:p>
          </table:table-cell>
          <table:table-cell table:formula="of:=VLOOKUP([.A59];[$Feuille3.$A$2:.$H$10];6;0)" office:value-type="float" office:value="0.28" calcext:value-type="float">
            <text:p>0,28</text:p>
          </table:table-cell>
          <table:table-cell table:formula="of:=(1/(1+[$Feuille3.$B$13]))*((1-(1/(1+[$Feuille3.$B$13]))^[.G59])/(1-(1/(1+[$Feuille3.$B$13]))))" office:value-type="float" office:value="0.934579439252336" calcext:value-type="float">
            <text:p>0,9345794393</text:p>
          </table:table-cell>
          <table:table-cell table:formula="of:=[.D59]/[.J59]" office:value-type="float" office:value="0" calcext:value-type="float">
            <text:p>0</text:p>
          </table:table-cell>
          <table:table-cell table:formula="of:=[.K59]+[.C59]*(1-[.E59])" office:value-type="float" office:value="95.4300893351938" calcext:value-type="float">
            <text:p>95,4300893352</text:p>
          </table:table-cell>
          <table:table-cell table:formula="of:=([.F59]/[.I59])^(-1/[$Feuille3.$B$14])*[.H59]-[.K59]-[.C59]*(1-[.E59])" office:value-type="float" office:value="-7.99999999969987" calcext:value-type="float">
            <text:p>-7,9999999997</text:p>
          </table:table-cell>
          <table:table-cell table:formula="of:=[.L59]+[.M59]" office:value-type="float" office:value="87.4300893354939" calcext:value-type="float">
            <text:p>87,4300893355</text:p>
          </table:table-cell>
          <table:table-cell table:style-name="ce3" table:formula="of:=[.M59]/[.N59]" office:value-type="percentage" office:value="-0.0915016793475025" calcext:value-type="percentage">
            <text:p>-9,1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ommerc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99" calcext:value-type="float">
            <text:p>0,4499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0];[$Feuille3.$A$2:.$H$10];8;0)" office:value-type="float" office:value="36.5350376358407" calcext:value-type="float">
            <text:p>36,5350376358</text:p>
          </table:table-cell>
          <table:table-cell table:formula="of:=VLOOKUP([.A60];[$Feuille3.$A$2:.$H$10];6;0)" office:value-type="float" office:value="0.4499" calcext:value-type="float">
            <text:p>0,4499</text:p>
          </table:table-cell>
          <table:table-cell table:formula="of:=(1/(1+[$Feuille3.$B$13]))*((1-(1/(1+[$Feuille3.$B$13]))^[.G60])/(1-(1/(1+[$Feuille3.$B$13]))))" office:value-type="float" office:value="0.934579439252336" calcext:value-type="float">
            <text:p>0,9345794393</text:p>
          </table:table-cell>
          <table:table-cell table:formula="of:=[.D60]/[.J60]" office:value-type="float" office:value="0" calcext:value-type="float">
            <text:p>0</text:p>
          </table:table-cell>
          <table:table-cell table:formula="of:=[.K60]+[.C60]*(1-[.E60])" office:value-type="float" office:value="44.5350376355406" calcext:value-type="float">
            <text:p>44,5350376355</text:p>
          </table:table-cell>
          <table:table-cell table:formula="of:=([.F60]/[.I60])^(-1/[$Feuille3.$B$14])*[.H60]-[.K60]-[.C60]*(1-[.E60])" office:value-type="float" office:value="-7.99999999969986" calcext:value-type="float">
            <text:p>-7,9999999997</text:p>
          </table:table-cell>
          <table:table-cell table:formula="of:=[.L60]+[.M60]" office:value-type="float" office:value="36.5350376358407" calcext:value-type="float">
            <text:p>36,5350376358</text:p>
          </table:table-cell>
          <table:table-cell table:style-name="ce3" table:formula="of:=[.M60]/[.N60]" office:value-type="percentage" office:value="-0.218967887194726" calcext:value-type="percentage">
            <text:p>-21,9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seignement Recherch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449" calcext:value-type="float">
            <text:p>0,9449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1];[$Feuille3.$A$2:.$H$10];8;0)" office:value-type="float" office:value="3.23445621889034" calcext:value-type="float">
            <text:p>3,2344562189</text:p>
          </table:table-cell>
          <table:table-cell table:formula="of:=VLOOKUP([.A61];[$Feuille3.$A$2:.$H$10];6;0)" office:value-type="float" office:value="0.9449" calcext:value-type="float">
            <text:p>0,9449</text:p>
          </table:table-cell>
          <table:table-cell table:formula="of:=(1/(1+[$Feuille3.$B$13]))*((1-(1/(1+[$Feuille3.$B$13]))^[.G61])/(1-(1/(1+[$Feuille3.$B$13]))))" office:value-type="float" office:value="0.934579439252336" calcext:value-type="float">
            <text:p>0,9345794393</text:p>
          </table:table-cell>
          <table:table-cell table:formula="of:=[.D61]/[.J61]" office:value-type="float" office:value="0" calcext:value-type="float">
            <text:p>0</text:p>
          </table:table-cell>
          <table:table-cell table:formula="of:=[.K61]+[.C61]*(1-[.E61])" office:value-type="float" office:value="11.2344562185902" calcext:value-type="float">
            <text:p>11,2344562186</text:p>
          </table:table-cell>
          <table:table-cell table:formula="of:=([.F61]/[.I61])^(-1/[$Feuille3.$B$14])*[.H61]-[.K61]-[.C61]*(1-[.E61])" office:value-type="float" office:value="-7.99999999969986" calcext:value-type="float">
            <text:p>-7,9999999997</text:p>
          </table:table-cell>
          <table:table-cell table:formula="of:=[.L61]+[.M61]" office:value-type="float" office:value="3.23445621889034" calcext:value-type="float">
            <text:p>3,2344562189</text:p>
          </table:table-cell>
          <table:table-cell table:style-name="ce3" table:formula="of:=[.M61]/[.N61]" office:value-type="percentage" office:value="-2.473367842476" calcext:value-type="percentage">
            <text:p>-247,34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abitat Communautai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9884388530074" calcext:value-type="float">
            <text:p>0,1998843885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2];[$Feuille3.$A$2:.$H$10];8;0)" office:value-type="float" office:value="15.5477071725207" calcext:value-type="float">
            <text:p>15,5477071725</text:p>
          </table:table-cell>
          <table:table-cell table:formula="of:=VLOOKUP([.A62];[$Feuille3.$A$2:.$H$10];6;0)" office:value-type="float" office:value="0.199884388530074" calcext:value-type="float">
            <text:p>0,1998843885</text:p>
          </table:table-cell>
          <table:table-cell table:formula="of:=(1/(1+[$Feuille3.$B$13]))*((1-(1/(1+[$Feuille3.$B$13]))^[.G62])/(1-(1/(1+[$Feuille3.$B$13]))))" office:value-type="float" office:value="0.934579439252336" calcext:value-type="float">
            <text:p>0,9345794393</text:p>
          </table:table-cell>
          <table:table-cell table:formula="of:=[.D62]/[.J62]" office:value-type="float" office:value="0" calcext:value-type="float">
            <text:p>0</text:p>
          </table:table-cell>
          <table:table-cell table:formula="of:=[.K62]+[.C62]*(1-[.E62])" office:value-type="float" office:value="23.5477071722206" calcext:value-type="float">
            <text:p>23,5477071722</text:p>
          </table:table-cell>
          <table:table-cell table:formula="of:=([.F62]/[.I62])^(-1/[$Feuille3.$B$14])*[.H62]-[.K62]-[.C62]*(1-[.E62])" office:value-type="float" office:value="-7.99999999969986" calcext:value-type="float">
            <text:p>-7,9999999997</text:p>
          </table:table-cell>
          <table:table-cell table:formula="of:=[.L62]+[.M62]" office:value-type="float" office:value="15.5477071725207" calcext:value-type="float">
            <text:p>15,5477071725</text:p>
          </table:table-cell>
          <table:table-cell table:style-name="ce3" table:formula="of:=[.M62]/[.N62]" office:value-type="percentage" office:value="-0.514545322402212" calcext:value-type="percentage">
            <text:p>-51,4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nté Action Social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3];[$Feuille3.$A$2:.$H$10];8;0)" office:value-type="float" office:value="20.7005606896207" calcext:value-type="float">
            <text:p>20,7005606896</text:p>
          </table:table-cell>
          <table:table-cell table:formula="of:=VLOOKUP([.A63];[$Feuille3.$A$2:.$H$10];6;0)" office:value-type="float" office:value="0.39" calcext:value-type="float">
            <text:p>0,39</text:p>
          </table:table-cell>
          <table:table-cell table:formula="of:=(1/(1+[$Feuille3.$B$13]))*((1-(1/(1+[$Feuille3.$B$13]))^[.G63])/(1-(1/(1+[$Feuille3.$B$13]))))" office:value-type="float" office:value="0.934579439252336" calcext:value-type="float">
            <text:p>0,9345794393</text:p>
          </table:table-cell>
          <table:table-cell table:formula="of:=[.D63]/[.J63]" office:value-type="float" office:value="0" calcext:value-type="float">
            <text:p>0</text:p>
          </table:table-cell>
          <table:table-cell table:formula="of:=[.K63]+[.C63]*(1-[.E63])" office:value-type="float" office:value="28.7005606893206" calcext:value-type="float">
            <text:p>28,7005606893</text:p>
          </table:table-cell>
          <table:table-cell table:formula="of:=([.F63]/[.I63])^(-1/[$Feuille3.$B$14])*[.H63]-[.K63]-[.C63]*(1-[.E63])" office:value-type="float" office:value="-7.99999999969986" calcext:value-type="float">
            <text:p>-7,9999999997</text:p>
          </table:table-cell>
          <table:table-cell table:formula="of:=[.L63]+[.M63]" office:value-type="float" office:value="20.7005606896207" calcext:value-type="float">
            <text:p>20,7005606896</text:p>
          </table:table-cell>
          <table:table-cell table:style-name="ce3" table:formula="of:=[.M63]/[.N63]" office:value-type="percentage" office:value="-0.38646296202552" calcext:value-type="percentage">
            <text:p>-38,65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port Loisir Culture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4];[$Feuille3.$A$2:.$H$10];8;0)" office:value-type="float" office:value="34.3645154087129" calcext:value-type="float">
            <text:p>34,3645154087</text:p>
          </table:table-cell>
          <table:table-cell table:formula="of:=VLOOKUP([.A64];[$Feuille3.$A$2:.$H$10];6;0)" office:value-type="float" office:value="0.14" calcext:value-type="float">
            <text:p>0,14</text:p>
          </table:table-cell>
          <table:table-cell table:formula="of:=(1/(1+[$Feuille3.$B$13]))*((1-(1/(1+[$Feuille3.$B$13]))^[.G64])/(1-(1/(1+[$Feuille3.$B$13]))))" office:value-type="float" office:value="0.934579439252336" calcext:value-type="float">
            <text:p>0,9345794393</text:p>
          </table:table-cell>
          <table:table-cell table:formula="of:=[.D64]/[.J64]" office:value-type="float" office:value="0" calcext:value-type="float">
            <text:p>0</text:p>
          </table:table-cell>
          <table:table-cell table:formula="of:=[.K64]+[.C64]*(1-[.E64])" office:value-type="float" office:value="42.3645154084128" calcext:value-type="float">
            <text:p>42,3645154084</text:p>
          </table:table-cell>
          <table:table-cell table:formula="of:=([.F64]/[.I64])^(-1/[$Feuille3.$B$14])*[.H64]-[.K64]-[.C64]*(1-[.E64])" office:value-type="float" office:value="-7.99999999969987" calcext:value-type="float">
            <text:p>-7,9999999997</text:p>
          </table:table-cell>
          <table:table-cell table:formula="of:=[.L64]+[.M64]" office:value-type="float" office:value="34.3645154087129" calcext:value-type="float">
            <text:p>34,3645154087</text:p>
          </table:table-cell>
          <table:table-cell table:style-name="ce3" table:formula="of:=[.M64]/[.N64]" office:value-type="percentage" office:value="-0.232798277657991" calcext:value-type="percentage">
            <text:p>-23,2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ransport</text:p>
          </table:table-cell>
          <table:table-cell table:style-name="ce1" office:value-type="string" calcext:value-type="string">
            <text:p>Etat initial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99" calcext:value-type="float">
            <text:p>0,2999</text:p>
          </table:table-cell>
          <table:table-cell table:style-name="ce1" office:value-type="float" office:value="1" calcext:value-type="float">
            <text:p>1</text:p>
          </table:table-cell>
          <table:table-cell table:formula="of:=VLOOKUP([.A65];[$Feuille3.$A$2:.$H$10];8;0)" office:value-type="float" office:value="12.2496470513333" calcext:value-type="float">
            <text:p>12,2496470513</text:p>
          </table:table-cell>
          <table:table-cell table:formula="of:=VLOOKUP([.A65];[$Feuille3.$A$2:.$H$10];6;0)" office:value-type="float" office:value="0.2999" calcext:value-type="float">
            <text:p>0,2999</text:p>
          </table:table-cell>
          <table:table-cell table:formula="of:=(1/(1+[$Feuille3.$B$13]))*((1-(1/(1+[$Feuille3.$B$13]))^[.G65])/(1-(1/(1+[$Feuille3.$B$13]))))" office:value-type="float" office:value="0.934579439252336" calcext:value-type="float">
            <text:p>0,9345794393</text:p>
          </table:table-cell>
          <table:table-cell table:formula="of:=[.D65]/[.J65]" office:value-type="float" office:value="0" calcext:value-type="float">
            <text:p>0</text:p>
          </table:table-cell>
          <table:table-cell table:formula="of:=[.K65]+[.C65]*(1-[.E65])" office:value-type="float" office:value="20.2496470510332" calcext:value-type="float">
            <text:p>20,249647051</text:p>
          </table:table-cell>
          <table:table-cell table:formula="of:=([.F65]/[.I65])^(-1/[$Feuille3.$B$14])*[.H65]-[.K65]-[.C65]*(1-[.E65])" office:value-type="float" office:value="-7.99999999969986" calcext:value-type="float">
            <text:p>-7,9999999997</text:p>
          </table:table-cell>
          <table:table-cell table:formula="of:=[.L65]+[.M65]" office:value-type="float" office:value="12.2496470513333" calcext:value-type="float">
            <text:p>12,2496470513</text:p>
          </table:table-cell>
          <table:table-cell table:style-name="ce3" table:formula="of:=[.M65]/[.N65]" office:value-type="percentage" office:value="-0.653080041096293" calcext:value-type="percentage">
            <text:p>-65,31%</text:p>
          </table:table-cell>
          <table:table-cell table:number-columns-repeated="100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7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E RIEN FAIRE</text:p>
          </table:table-cell>
          <table:table-cell/>
          <table:table-cell table:style-name="ce1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BRANCHE</text:p>
          </table:table-cell>
          <table:table-cell office:value-type="string" calcext:value-type="string">
            <text:p>GESTE</text:p>
          </table:table-cell>
          <table:table-cell table:style-name="ce1" office:value-type="string" calcext:value-type="string">
            <text:p>CHARGE_INIT</text:p>
          </table:table-cell>
          <table:table-cell table:style-name="ce1" office:value-type="string" calcext:value-type="string">
            <text:p>COUT_MOY</text:p>
          </table:table-cell>
          <table:table-cell table:style-name="ce1" office:value-type="string" calcext:value-type="string">
            <text:p>GAIN_MOY</text:p>
          </table:table-cell>
          <table:table-cell table:style-name="ce1" office:value-type="string" calcext:value-type="string">
            <text:p>PART_MARCHE</text:p>
          </table:table-cell>
          <table:table-cell office:value-type="string" calcext:value-type="string">
            <text:p>DUREE_VIE</text:p>
          </table:table-cell>
          <table:table-cell office:value-type="string" calcext:value-type="string">
            <text:p>Cgref </text:p>
          </table:table-cell>
          <table:table-cell office:value-type="string" calcext:value-type="string">
            <text:p>CINT ref</text:p>
          </table:table-cell>
          <table:table-cell table:style-name="ce1" office:value-type="string" calcext:value-type="string">
            <text:p>PART_MARCHE ref modèle</text:p>
          </table:table-cell>
        </table:table-row>
        <table:table-row table:style-name="ro1">
          <table:table-cell office:value-type="string" calcext:value-type="string">
            <text:p>Bureaux Administration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35.9649741618421" calcext:value-type="float">
            <text:p>35,96497416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C3]+[.I3]" office:value-type="float" office:value="27.9649741621422" calcext:value-type="float">
            <text:p>27,9649741621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95.4300893351938" calcext:value-type="float">
            <text:p>95,43008933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C4]+[.I4]" office:value-type="float" office:value="87.4300893354939" calcext:value-type="float">
            <text:p>87,4300893355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44.5350376355406" calcext:value-type="float">
            <text:p>44,5350376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99" calcext:value-type="float">
            <text:p>0,4499</text:p>
          </table:table-cell>
          <table:table-cell office:value-type="float" office:value="1" calcext:value-type="float">
            <text:p>1</text:p>
          </table:table-cell>
          <table:table-cell table:formula="of:=[.C5]+[.I5]" office:value-type="float" office:value="36.5350376358407" calcext:value-type="float">
            <text:p>36,5350376358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4499" calcext:value-type="float">
            <text:p>0,4499</text:p>
          </table:table-cell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11.2344562185902" calcext:value-type="float">
            <text:p>11,2344562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449" calcext:value-type="float">
            <text:p>0,9449</text:p>
          </table:table-cell>
          <table:table-cell office:value-type="float" office:value="1" calcext:value-type="float">
            <text:p>1</text:p>
          </table:table-cell>
          <table:table-cell table:formula="of:=[.C6]+[.I6]" office:value-type="float" office:value="3.23445621889034" calcext:value-type="float">
            <text:p>3,2344562189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9449" calcext:value-type="float">
            <text:p>0,9449</text:p>
          </table:table-cell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23.5477071722206" calcext:value-type="float">
            <text:p>23,5477071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9884388530074" calcext:value-type="float">
            <text:p>0,1998843885</text:p>
          </table:table-cell>
          <table:table-cell office:value-type="float" office:value="1" calcext:value-type="float">
            <text:p>1</text:p>
          </table:table-cell>
          <table:table-cell table:formula="of:=[.C7]+[.I7]" office:value-type="float" office:value="15.5477071725207" calcext:value-type="float">
            <text:p>15,5477071725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199884388530074" calcext:value-type="float">
            <text:p>0,1998843885</text:p>
          </table:table-cell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28.7005606893206" calcext:value-type="float">
            <text:p>28,70056068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  <table:table-cell table:formula="of:=[.C8]+[.I8]" office:value-type="float" office:value="20.7005606896207" calcext:value-type="float">
            <text:p>20,7005606896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42.3645154084128" calcext:value-type="float">
            <text:p>42,3645154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C9]+[.I9]" office:value-type="float" office:value="34.3645154087129" calcext:value-type="float">
            <text:p>34,3645154087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Etat initial</text:p>
          </table:table-cell>
          <table:table-cell table:style-name="ce1" office:value-type="float" office:value="20.2496470510332" calcext:value-type="float">
            <text:p>20,249647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99" calcext:value-type="float">
            <text:p>0,2999</text:p>
          </table:table-cell>
          <table:table-cell office:value-type="float" office:value="1" calcext:value-type="float">
            <text:p>1</text:p>
          </table:table-cell>
          <table:table-cell table:formula="of:=[.C10]+[.I10]" office:value-type="float" office:value="12.2496470513333" calcext:value-type="float">
            <text:p>12,2496470513</text:p>
          </table:table-cell>
          <table:table-cell table:formula="of:=[.$B$15]" office:value-type="float" office:value="-7.99999999969986" calcext:value-type="float">
            <text:p>-7,9999999997</text:p>
          </table:table-cell>
          <table:table-cell table:style-name="ce1" office:value-type="float" office:value="0.2999" calcext:value-type="float">
            <text:p>0,2999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taux actu calib</text:p>
          </table:table-cell>
          <table:table-cell table:style-name="Default" office:value-type="float" office:value="0.07" calcext:value-type="float">
            <text:p>0,07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nu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CINT NRF</text:p>
          </table:table-cell>
          <table:table-cell table:style-name="Default" office:value-type="float" office:value="-7.99999999969986" calcext:value-type="float">
            <text:p>-7,9999999997</text:p>
          </table:table-cell>
          <table:table-cell office:value-type="float" office:value="-7.99999999969986" calcext:value-type="float">
            <text:p>-7,9999999997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somme CINT²</text:p>
          </table:table-cell>
          <table:table-cell table:style-name="Default" table:formula="of:=SUM(['Calc CINT bati'.M2:.M65])" office:value-type="float" office:value="46.1038100253896" calcext:value-type="float">
            <text:p>46,103810025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Default" office:value-type="string" calcext:value-type="string">
            <text:p>CINT/CG moy</text:p>
          </table:table-cell>
          <table:table-cell office:value-type="string" calcext:value-type="string">
            <text:p>CINT moy</text:p>
          </table:table-cell>
          <table:table-cell office:value-type="string" calcext:value-type="string">
            <text:p>C variable moy</text:p>
          </table:table-cell>
          <table:table-cell office:value-type="string" calcext:value-type="string">
            <text:p>CG moy</text:p>
          </table:table-cell>
          <table:table-cell/>
          <table:table-cell table:style-name="Default" office:value-type="string" calcext:value-type="string">
            <text:p>PM moy cal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BBC</text:p>
          </table:table-cell>
          <table:table-cell table:style-name="ce4" table:formula="of:=SUMIFS(['Calc CINT bati'.$O$2:.$O$65];['Calc CINT bati'.$B$2:.$B$65];[.A20])/8" office:value-type="percentage" office:value="0.400915944336681" calcext:value-type="percentage">
            <text:p>40,09%</text:p>
          </table:table-cell>
          <table:table-cell table:formula="of:=SUMIFS(['Calc CINT bati'.$M$2:.$M$65];['Calc CINT bati'.$B$2:.$B$65];[.A20])/8" office:value-type="float" office:value="27.8630875355273" calcext:value-type="float">
            <text:p>27,8630875355</text:p>
          </table:table-cell>
          <table:table-cell table:formula="of:=SUMIFS(['Calc CINT bati'.$L$2:.$L$65];['Calc CINT bati'.$B$2:.$B$65];[.A20])/8" office:value-type="float" office:value="27.0784078966196" calcext:value-type="float">
            <text:p>27,0784078966</text:p>
          </table:table-cell>
          <table:table-cell table:formula="of:=SUMIFS(['Calc CINT bati'.$N$2:.$N$65];['Calc CINT bati'.$B$2:.$B$65];[.A20])/8" office:value-type="float" office:value="54.941495432147" calcext:value-type="float">
            <text:p>54,9414954321</text:p>
          </table:table-cell>
          <table:table-cell table:formula="of:=([.E20]^-[.$B$14])" office:value-type="float" office:value="0.0000000000000120447056420606" calcext:value-type="float">
            <text:p>1,20447056420606E-014</text:p>
          </table:table-cell>
          <table:table-cell table:style-name="ce4" table:formula="of:=[.F20]/SUM([.$F$20:.$F$27])" office:value-type="percentage" office:value="0.00283638977620394" calcext:value-type="percentage">
            <text:p>0,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MOD</text:p>
          </table:table-cell>
          <table:table-cell table:style-name="ce4" table:formula="of:=SUMIFS(['Calc CINT bati'.$O$2:.$O$65];['Calc CINT bati'.$B$2:.$B$65];[.A21])/8" office:value-type="percentage" office:value="-0.138667524481294" calcext:value-type="percentage">
            <text:p>-13,87%</text:p>
          </table:table-cell>
          <table:table-cell table:formula="of:=SUMIFS(['Calc CINT bati'.$M$2:.$M$65];['Calc CINT bati'.$B$2:.$B$65];[.A21])/8" office:value-type="float" office:value="7.28826404226916" calcext:value-type="float">
            <text:p>7,2882640423</text:p>
          </table:table-cell>
          <table:table-cell table:formula="of:=SUMIFS(['Calc CINT bati'.$L$2:.$L$65];['Calc CINT bati'.$B$2:.$B$65];[.A21])/8" office:value-type="float" office:value="32.7496254248863" calcext:value-type="float">
            <text:p>32,7496254249</text:p>
          </table:table-cell>
          <table:table-cell table:formula="of:=SUMIFS(['Calc CINT bati'.$N$2:.$N$65];['Calc CINT bati'.$B$2:.$B$65];[.A21])/8" office:value-type="float" office:value="40.0378894671555" calcext:value-type="float">
            <text:p>40,0378894672</text:p>
          </table:table-cell>
          <table:table-cell table:formula="of:=([.E21]^-[.$B$14])" office:value-type="float" office:value="0.000000000000151436509110702" calcext:value-type="float">
            <text:p>1,51436509110702E-013</text:p>
          </table:table-cell>
          <table:table-cell table:style-name="ce4" table:formula="of:=[.F21]/SUM([.$F$20:.$F$27])" office:value-type="percentage" office:value="0.0356615577790181" calcext:value-type="percentage">
            <text:p>3,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_MURBBC</text:p>
          </table:table-cell>
          <table:table-cell table:style-name="ce4" table:formula="of:=SUMIFS(['Calc CINT bati'.$O$2:.$O$65];['Calc CINT bati'.$B$2:.$B$65];[.A22])/8" office:value-type="percentage" office:value="-0.407102404751831" calcext:value-type="percentage">
            <text:p>-40,71%</text:p>
          </table:table-cell>
          <table:table-cell table:formula="of:=SUMIFS(['Calc CINT bati'.$M$2:.$M$65];['Calc CINT bati'.$B$2:.$B$65];[.A22])/8" office:value-type="float" office:value="-2.46480201826511" calcext:value-type="float">
            <text:p>-2,4648020183</text:p>
          </table:table-cell>
          <table:table-cell table:formula="of:=SUMIFS(['Calc CINT bati'.$L$2:.$L$65];['Calc CINT bati'.$B$2:.$B$65];[.A22])/8" office:value-type="float" office:value="39.2606624557642" calcext:value-type="float">
            <text:p>39,2606624558</text:p>
          </table:table-cell>
          <table:table-cell table:formula="of:=SUMIFS(['Calc CINT bati'.$N$2:.$N$65];['Calc CINT bati'.$B$2:.$B$65];[.A22])/8" office:value-type="float" office:value="36.7958604374991" calcext:value-type="float">
            <text:p>36,7958604375</text:p>
          </table:table-cell>
          <table:table-cell table:formula="of:=([.E22]^-[.$B$14])" office:value-type="float" office:value="0.000000000000297583122410732" calcext:value-type="float">
            <text:p>2,97583122410732E-013</text:p>
          </table:table-cell>
          <table:table-cell table:style-name="ce4" table:formula="of:=[.F22]/SUM([.$F$20:.$F$27])" office:value-type="percentage" office:value="0.0700774058794054" calcext:value-type="percentage">
            <text:p>7,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_MURMOD</text:p>
          </table:table-cell>
          <table:table-cell table:style-name="ce4" table:formula="of:=SUMIFS(['Calc CINT bati'.$O$2:.$O$65];['Calc CINT bati'.$B$2:.$B$65];[.A23])/8" office:value-type="percentage" office:value="-0.51934970036025" calcext:value-type="percentage">
            <text:p>-51,93%</text:p>
          </table:table-cell>
          <table:table-cell table:formula="of:=SUMIFS(['Calc CINT bati'.$M$2:.$M$65];['Calc CINT bati'.$B$2:.$B$65];[.A23])/8" office:value-type="float" office:value="-4.46714941038801" calcext:value-type="float">
            <text:p>-4,4671494104</text:p>
          </table:table-cell>
          <table:table-cell table:formula="of:=SUMIFS(['Calc CINT bati'.$L$2:.$L$65];['Calc CINT bati'.$B$2:.$B$65];[.A23])/8" office:value-type="float" office:value="41.1582781837515" calcext:value-type="float">
            <text:p>41,1582781838</text:p>
          </table:table-cell>
          <table:table-cell table:formula="of:=SUMIFS(['Calc CINT bati'.$N$2:.$N$65];['Calc CINT bati'.$B$2:.$B$65];[.A23])/8" office:value-type="float" office:value="36.6911287733635" calcext:value-type="float">
            <text:p>36,6911287734</text:p>
          </table:table-cell>
          <table:table-cell table:formula="of:=([.E23]^-[.$B$14])" office:value-type="float" office:value="0.000000000000304446803444706" calcext:value-type="float">
            <text:p>3,04446803444706E-013</text:p>
          </table:table-cell>
          <table:table-cell table:style-name="ce4" table:formula="of:=[.F23]/SUM([.$F$20:.$F$27])" office:value-type="percentage" office:value="0.0716937238941775" calcext:value-type="percentage">
            <text:p>7,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BBC</text:p>
          </table:table-cell>
          <table:table-cell table:style-name="ce4" table:formula="of:=SUMIFS(['Calc CINT bati'.$O$2:.$O$65];['Calc CINT bati'.$B$2:.$B$65];[.A24])/8" office:value-type="percentage" office:value="-0.412186396659188" calcext:value-type="percentage">
            <text:p>-41,22%</text:p>
          </table:table-cell>
          <table:table-cell table:formula="of:=SUMIFS(['Calc CINT bati'.$M$2:.$M$65];['Calc CINT bati'.$B$2:.$B$65];[.A24])/8" office:value-type="float" office:value="-5.33225831832966" calcext:value-type="float">
            <text:p>-5,3322583183</text:p>
          </table:table-cell>
          <table:table-cell table:formula="of:=SUMIFS(['Calc CINT bati'.$L$2:.$L$65];['Calc CINT bati'.$B$2:.$B$65];[.A24])/8" office:value-type="float" office:value="39.292779623916" calcext:value-type="float">
            <text:p>39,2927796239</text:p>
          </table:table-cell>
          <table:table-cell table:formula="of:=SUMIFS(['Calc CINT bati'.$N$2:.$N$65];['Calc CINT bati'.$B$2:.$B$65];[.A24])/8" office:value-type="float" office:value="33.9605213055864" calcext:value-type="float">
            <text:p>33,9605213056</text:p>
          </table:table-cell>
          <table:table-cell table:formula="of:=([.E24]^-[.$B$14])" office:value-type="float" office:value="0.000000000000565203984043111" calcext:value-type="float">
            <text:p>5,65203984043111E-013</text:p>
          </table:table-cell>
          <table:table-cell table:style-name="ce4" table:formula="of:=[.F24]/SUM([.$F$20:.$F$27])" office:value-type="percentage" office:value="0.133099043633859" calcext:value-type="percentage">
            <text:p>13,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MOD</text:p>
          </table:table-cell>
          <table:table-cell table:style-name="ce4" table:formula="of:=SUMIFS(['Calc CINT bati'.$O$2:.$O$65];['Calc CINT bati'.$B$2:.$B$65];[.A25])/8" office:value-type="percentage" office:value="-0.502842752827398" calcext:value-type="percentage">
            <text:p>-50,28%</text:p>
          </table:table-cell>
          <table:table-cell table:formula="of:=SUMIFS(['Calc CINT bati'.$M$2:.$M$65];['Calc CINT bati'.$B$2:.$B$65];[.A25])/8" office:value-type="float" office:value="-7.14389898589347" calcext:value-type="float">
            <text:p>-7,1438989859</text:p>
          </table:table-cell>
          <table:table-cell table:formula="of:=SUMIFS(['Calc CINT bati'.$L$2:.$L$65];['Calc CINT bati'.$B$2:.$B$65];[.A25])/8" office:value-type="float" office:value="41.0745706921317" calcext:value-type="float">
            <text:p>41,0745706921</text:p>
          </table:table-cell>
          <table:table-cell table:formula="of:=SUMIFS(['Calc CINT bati'.$N$2:.$N$65];['Calc CINT bati'.$B$2:.$B$65];[.A25])/8" office:value-type="float" office:value="33.9306717062383" calcext:value-type="float">
            <text:p>33,9306717062</text:p>
          </table:table-cell>
          <table:table-cell table:formula="of:=([.E25]^-[.$B$14])" office:value-type="float" office:value="0.000000000000569194037832853" calcext:value-type="float">
            <text:p>5,69194037832853E-013</text:p>
          </table:table-cell>
          <table:table-cell table:style-name="ce4" table:formula="of:=[.F25]/SUM([.$F$20:.$F$27])" office:value-type="percentage" office:value="0.134038655452699" calcext:value-type="percentage">
            <text:p>13,40%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TB</text:p>
          </table:table-cell>
          <table:table-cell table:style-name="ce4" table:formula="of:=SUMIFS(['Calc CINT bati'.$O$2:.$O$65];['Calc CINT bati'.$B$2:.$B$65];[.A26])/8" office:value-type="percentage" office:value="-0.220897633956828" calcext:value-type="percentage">
            <text:p>-22,09%</text:p>
          </table:table-cell>
          <table:table-cell table:formula="of:=SUMIFS(['Calc CINT bati'.$M$2:.$M$65];['Calc CINT bati'.$B$2:.$B$65];[.A26])/8" office:value-type="float" office:value="-1.98026659204668" calcext:value-type="float">
            <text:p>-1,980266592</text:p>
          </table:table-cell>
          <table:table-cell table:formula="of:=SUMIFS(['Calc CINT bati'.$L$2:.$L$65];['Calc CINT bati'.$B$2:.$B$65];[.A26])/8" office:value-type="float" office:value="34.9379174947136" calcext:value-type="float">
            <text:p>34,9379174947</text:p>
          </table:table-cell>
          <table:table-cell table:formula="of:=SUMIFS(['Calc CINT bati'.$N$2:.$N$65];['Calc CINT bati'.$B$2:.$B$65];[.A26])/8" office:value-type="float" office:value="32.957650902667" calcext:value-type="float">
            <text:p>32,9576509027</text:p>
          </table:table-cell>
          <table:table-cell table:formula="of:=([.E26]^-[.$B$14])" office:value-type="float" office:value="0.00000000000071837300818414" calcext:value-type="float">
            <text:p>7,1837300818414E-013</text:p>
          </table:table-cell>
          <table:table-cell table:style-name="ce4" table:formula="of:=[.F26]/SUM([.$F$20:.$F$27])" office:value-type="percentage" office:value="0.169168588794651" calcext:value-type="percentage">
            <text:p>16,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t initial</text:p>
          </table:table-cell>
          <table:table-cell table:style-name="ce4" table:formula="of:=SUMIFS(['Calc CINT bati'.$O$2:.$O$65];['Calc CINT bati'.$B$2:.$B$65];[.A27])/8" office:value-type="percentage" office:value="-0.607099519007558" calcext:value-type="percentage">
            <text:p>-60,71%</text:p>
          </table:table-cell>
          <table:table-cell table:formula="of:=SUMIFS(['Calc CINT bati'.$M$2:.$M$65];['Calc CINT bati'.$B$2:.$B$65];[.A27])/8" office:value-type="float" office:value="-7.99999999969987" calcext:value-type="float">
            <text:p>-7,9999999997</text:p>
          </table:table-cell>
          <table:table-cell table:formula="of:=SUMIFS(['Calc CINT bati'.$L$2:.$L$65];['Calc CINT bati'.$B$2:.$B$65];[.A27])/8" office:value-type="float" office:value="37.7533734590192" calcext:value-type="float">
            <text:p>37,753373459</text:p>
          </table:table-cell>
          <table:table-cell table:formula="of:=SUMIFS(['Calc CINT bati'.$N$2:.$N$65];['Calc CINT bati'.$B$2:.$B$65];[.A27])/8" office:value-type="float" office:value="29.7533734593194" calcext:value-type="float">
            <text:p>29,7533734593</text:p>
          </table:table-cell>
          <table:table-cell table:formula="of:=([.E27]^-[.$B$14])" office:value-type="float" office:value="0.00000000000162820952913628" calcext:value-type="float">
            <text:p>1,62820952913628E-012</text:p>
          </table:table-cell>
          <table:table-cell table:style-name="ce4" table:formula="of:=[.F27]/SUM([.$F$20:.$F$27])" office:value-type="percentage" office:value="0.383424634789986" calcext:value-type="percentage">
            <text:p>38,34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4:50:15.119000000</meta:creation-date>
    <dc:date>2017-11-24T16:56:07.823000000</dc:date>
    <meta:editing-duration>PT44M24S</meta:editing-duration>
    <meta:editing-cycles>5</meta:editing-cycles>
    <meta:generator>LibreOffice/4.3.7.2$Windows_x86 LibreOffice_project/8a35821d8636a03b8bf4e15b48f59794652c68ba</meta:generator>
    <meta:document-statistic meta:table-count="3" meta:cell-count="1591" meta:object-count="0"/>
  </office:meta>
</office:document-meta>
</file>